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2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3a0416" officeooo:paragraph-rsid="0093024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a0416" officeooo:paragraph-rsid="00930241" style:font-style-asian="normal" style:font-style-complex="normal"/>
    </style:style>
    <style:style style:name="P5" style:family="paragraph" style:parent-style-name="Standard">
      <style:text-properties fo:font-style="normal" officeooo:rsid="0091ec1c" officeooo:paragraph-rsid="0091ec1c" style:font-style-asian="normal" style:font-style-complex="normal"/>
    </style:style>
    <style:style style:name="P6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7" style:family="paragraph" style:parent-style-name="Standard">
      <style:text-properties fo:font-style="normal" officeooo:rsid="0031137d" officeooo:paragraph-rsid="00930241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31137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93024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bb451" officeooo:paragraph-rsid="008bb45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bc6b1" officeooo:paragraph-rsid="008bc6b1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31137d" officeooo:paragraph-rsid="0031137d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31137d" officeooo:paragraph-rsid="00930241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3a0416" officeooo:paragraph-rsid="003a0416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18" style:family="paragraph" style:parent-style-name="Standard">
      <style:text-properties fo:font-style="normal" style:text-underline-style="solid" style:text-underline-width="auto" style:text-underline-color="font-color" officeooo:rsid="0091ec1c" officeooo:paragraph-rsid="00930241" style:font-style-asian="normal" style:font-style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officeooo:rsid="00328a78" officeooo:paragraph-rsid="00365fd4" style:font-style-asian="normal" style:font-style-complex="normal"/>
    </style:style>
    <style:style style:name="P20" style:family="paragraph" style:parent-style-name="Standard">
      <style:text-properties fo:font-style="normal" fo:font-weight="normal" officeooo:rsid="0094e1ec" officeooo:paragraph-rsid="0096ae3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9841b0" officeooo:paragraph-rsid="009841b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9841b0" officeooo:paragraph-rsid="0098955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9841b0" officeooo:paragraph-rsid="009a72e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officeooo:rsid="0096ae36" officeooo:paragraph-rsid="0096ae36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96ae36" officeooo:paragraph-rsid="009841b0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96ae36" officeooo:paragraph-rsid="00989554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96ae36" officeooo:paragraph-rsid="009a72e1" style:font-style-asian="normal" style:font-style-complex="normal"/>
    </style:style>
    <style:style style:name="P28" style:family="paragraph" style:parent-style-name="Standard">
      <style:text-properties fo:font-style="normal" style:text-underline-style="none" officeooo:rsid="009841b0" officeooo:paragraph-rsid="009841b0" style:font-style-asian="normal" style:font-style-complex="normal"/>
    </style:style>
    <style:style style:name="P29" style:family="paragraph" style:parent-style-name="Standard">
      <style:text-properties fo:font-style="normal" style:text-underline-style="none" officeooo:rsid="009841b0" officeooo:paragraph-rsid="009a72e1" style:font-style-asian="normal" style:font-style-complex="normal"/>
    </style:style>
    <style:style style:name="P30" style:family="paragraph" style:parent-style-name="Standard">
      <style:text-properties fo:font-style="normal" style:text-underline-style="none" officeooo:rsid="00989554" officeooo:paragraph-rsid="00989554" style:font-style-asian="normal" style:font-style-complex="normal"/>
    </style:style>
    <style:style style:name="P31" style:family="paragraph" style:parent-style-name="Standard">
      <style:text-properties fo:font-style="normal" style:text-underline-style="none" officeooo:rsid="00989554" officeooo:paragraph-rsid="009a72e1" style:font-style-asian="normal" style:font-style-complex="normal"/>
    </style:style>
    <style:style style:name="P32" style:family="paragraph" style:parent-style-name="Standard">
      <style:text-properties fo:font-style="normal" style:text-underline-style="none" officeooo:rsid="009a72e1" officeooo:paragraph-rsid="009a72e1" style:font-style-asian="normal" style:font-style-complex="normal"/>
    </style:style>
    <style:style style:name="P33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34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35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36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37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38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39" style:family="paragraph" style:parent-style-name="Standard">
      <style:text-properties officeooo:rsid="000c6720" officeooo:paragraph-rsid="000c6720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9f11a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5dc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5dc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5dc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7ee952" officeooo:paragraph-rsid="007ee95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7fe493" officeooo:paragraph-rsid="007fe49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70d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fo:font-weight="normal" officeooo:rsid="008d9e6d" officeooo:paragraph-rsid="008d9e6d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fo:font-weight="normal" officeooo:rsid="008e8c59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fo:font-weight="normal" officeooo:rsid="00328a78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fo:font-size="12pt" fo:font-style="normal" fo:font-weight="normal" officeooo:rsid="0091ec1c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font-size="12pt" fo:font-style="normal" fo:font-weight="normal" officeooo:rsid="0091ec1c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fo:font-weight="normal" officeooo:rsid="0092eda0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a2c05b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e952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style:text-underline-style="none" fo:font-weight="normal" officeooo:rsid="00806f8d" officeooo:paragraph-rsid="00806f8d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f39ba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7d813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d9e6d" officeooo:paragraph-rsid="008d9e6d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561a5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73fd96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8bb451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a7d813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a7d813" style:font-size-asian="12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fo:font-weight="bold" officeooo:rsid="008bc6b1" officeooo:paragraph-rsid="00a7d813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b101b4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157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58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59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60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61" style:family="paragraph" style:parent-style-name="Standard">
      <style:text-properties fo:font-size="12pt" officeooo:rsid="005c5fe5" officeooo:paragraph-rsid="00328a78" style:font-size-asian="12pt" style:font-size-complex="12pt"/>
    </style:style>
    <style:style style:name="P162" style:family="paragraph" style:parent-style-name="Standard">
      <style:text-properties fo:font-size="12pt" officeooo:rsid="005c5fe5" officeooo:paragraph-rsid="009f11a1" style:font-size-asian="12pt" style:font-size-complex="12pt"/>
    </style:style>
    <style:style style:name="P163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164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165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weight="normal" officeooo:rsid="0017e649" officeooo:paragraph-rsid="00a0cfbd" style:font-weight-asian="normal" style:font-weight-complex="normal"/>
    </style:style>
    <style:style style:name="P167" style:family="paragraph" style:parent-style-name="Standard">
      <style:text-properties officeooo:rsid="0009d20a" officeooo:paragraph-rsid="0030fe08"/>
    </style:style>
    <style:style style:name="P168" style:family="paragraph" style:parent-style-name="Standard">
      <style:text-properties officeooo:rsid="0002ab6e" officeooo:paragraph-rsid="00337396"/>
    </style:style>
    <style:style style:name="P169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170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171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172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17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75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76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77" style:family="paragraph" style:parent-style-name="Standard">
      <style:text-properties fo:color="#ff3333" fo:font-size="12pt" fo:font-style="normal" fo:font-weight="normal" officeooo:rsid="008746db" officeooo:paragraph-rsid="008746db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color="#ff3333" fo:font-size="12pt" fo:font-style="normal" fo:font-weight="normal" officeooo:rsid="008746db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color="#ff3333" fo:font-size="12pt" fo:font-style="normal" fo:font-weight="normal" officeooo:rsid="0034b28f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officeooo:rsid="00328a78" officeooo:paragraph-rsid="00903dc8"/>
    </style:style>
    <style:style style:name="P184" style:family="paragraph" style:parent-style-name="Standard">
      <style:text-properties officeooo:rsid="00328a78" officeooo:paragraph-rsid="00328a78"/>
    </style:style>
    <style:style style:name="P185" style:family="paragraph" style:parent-style-name="Standard">
      <style:text-properties fo:font-size="11pt" fo:font-style="normal" style:text-underline-style="solid" style:text-underline-width="auto" style:text-underline-color="font-color" officeooo:rsid="00328a78" officeooo:paragraph-rsid="00365fd4" style:font-size-asian="11pt" style:font-style-asian="normal" style:font-size-complex="11pt" style:font-style-complex="normal"/>
    </style:style>
    <style:style style:name="P186" style:family="paragraph" style:parent-style-name="Standard">
      <style:text-properties fo:font-size="11pt" fo:font-style="normal" fo:font-weight="normal" officeooo:rsid="003bf25a" officeooo:paragraph-rsid="005c5fe5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999999" fo:font-size="12pt" fo:font-weight="normal" officeooo:rsid="0029f688" officeooo:paragraph-rsid="00afa0f2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97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tyle="normal" officeooo:rsid="005726c9" officeooo:paragraph-rsid="00930241" style:font-style-asian="normal" style:font-style-complex="normal"/>
    </style:style>
    <style:style style:name="P199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200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201" style:family="paragraph" style:parent-style-name="Standard">
      <style:paragraph-properties fo:break-before="page"/>
      <style:text-properties style:text-underline-style="solid" style:text-underline-width="auto" style:text-underline-color="font-color" officeooo:rsid="00341b7b" officeooo:paragraph-rsid="005dcd96"/>
    </style:style>
    <style:style style:name="P202" style:family="paragraph" style:parent-style-name="Standard">
      <style:text-properties fo:font-size="12pt" officeooo:rsid="005dcd96" officeooo:paragraph-rsid="009f11a1" style:font-size-asian="12pt" style:font-size-complex="12pt"/>
    </style:style>
    <style:style style:name="P203" style:family="paragraph" style:parent-style-name="Standard">
      <style:paragraph-properties fo:text-align="start" style:justify-single-word="false"/>
      <style:text-properties fo:font-size="12pt" fo:font-style="normal" fo:font-weight="normal" officeooo:rsid="00341b7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style="normal" fo:font-weight="normal" officeooo:rsid="00341b7b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20eea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40a5be" officeooo:paragraph-rsid="005dcd96" style:font-size-asian="10.5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bb451" officeooo:paragraph-rsid="008bb451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930241" style:font-size-asian="10.5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text-properties fo:font-size="12pt" fo:font-style="normal" style:text-underline-style="none" fo:font-weight="bold" officeooo:rsid="0085449c" officeooo:paragraph-rsid="0096ae36" style:font-size-asian="10.5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text-properties style:text-underline-style="solid" style:text-underline-width="auto" style:text-underline-color="font-color" fo:font-weight="bold" officeooo:rsid="005f779b" officeooo:paragraph-rsid="005dcd96" style:font-weight-asian="bold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8bb451" officeooo:paragraph-rsid="008bb451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style:text-underline-style="solid" style:text-underline-width="auto" style:text-underline-color="font-color" fo:font-weight="bold" officeooo:rsid="0040a5be" officeooo:paragraph-rsid="00930241" style:font-style-asian="normal" style:font-weight-asian="bold" style:font-style-complex="normal" style:font-weight-complex="bold"/>
    </style:style>
    <style:style style:name="P213" style:family="paragraph" style:parent-style-name="Standard">
      <style:text-properties fo:font-style="normal" style:text-underline-style="solid" style:text-underline-width="auto" style:text-underline-color="font-color" fo:font-weight="bold" officeooo:rsid="0040a5be" officeooo:paragraph-rsid="00989554" style:font-style-asian="normal" style:font-weight-asian="bold" style:font-style-complex="normal" style:font-weight-complex="bold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fo:font-weight="bold" officeooo:rsid="008bb451" style:font-weight-asian="bold" style:font-weight-complex="bold"/>
    </style:style>
    <style:style style:name="T8" style:family="text">
      <style:text-properties fo:font-weight="bold" officeooo:rsid="00903dc8" style:font-weight-asian="bold" style:font-weight-complex="bold"/>
    </style:style>
    <style:style style:name="T9" style:family="text">
      <style:text-properties fo:font-weight="bold" officeooo:rsid="00989554" style:font-weight-asian="bold" style:font-weight-complex="bold"/>
    </style:style>
    <style:style style:name="T10" style:family="text">
      <style:text-properties officeooo:rsid="000f1735"/>
    </style:style>
    <style:style style:name="T11" style:family="text">
      <style:text-properties officeooo:rsid="00114857"/>
    </style:style>
    <style:style style:name="T12" style:family="text">
      <style:text-properties fo:font-style="normal" officeooo:rsid="00170685" style:font-style-asian="normal" style:font-style-complex="normal"/>
    </style:style>
    <style:style style:name="T13" style:family="text">
      <style:text-properties fo:font-style="normal" officeooo:rsid="00337396" style:font-style-asian="normal" style:font-style-complex="normal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style:font-size-asian="10.5pt" style:font-style-asian="normal" style:font-size-complex="12pt" style:font-style-complex="normal"/>
    </style:style>
    <style:style style:name="T20" style:family="text">
      <style:text-properties fo:font-size="12pt" fo:font-style="normal" officeooo:rsid="009f39ba" style:font-size-asian="10.5pt" style:font-style-asian="normal" style:font-size-complex="12pt" style:font-style-complex="normal"/>
    </style:style>
    <style:style style:name="T21" style:family="text">
      <style:text-properties fo:font-size="12pt" fo:font-style="normal" officeooo:rsid="00779fa8" style:font-size-asian="10.5pt" style:font-style-asian="normal" style:font-size-complex="12pt" style:font-style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officeooo:rsid="00a7d813" style:font-size-asian="10.5pt" style:font-size-complex="12pt"/>
    </style:style>
    <style:style style:name="T2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25" style:family="text">
      <style:text-properties fo:font-size="12pt" style:text-underline-style="none" fo:font-weight="bold" officeooo:rsid="005dcd96" style:font-size-asian="10.5pt" style:font-weight-asian="bold" style:font-size-complex="12pt" style:font-weight-complex="bold"/>
    </style:style>
    <style:style style:name="T26" style:family="text">
      <style:text-properties fo:font-size="12pt" style:text-underline-style="none" fo:font-weight="bold" officeooo:rsid="005aaccd" style:font-size-asian="10.5pt" style:font-weight-asian="bold" style:font-size-complex="12pt" style:font-weight-complex="bold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8c1dc5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30" style:family="text">
      <style:text-properties fo:font-size="12pt" style:text-underline-style="solid" style:text-underline-width="auto" style:text-underline-color="font-color" fo:font-weight="bold" officeooo:rsid="0040a5be" style:font-size-asian="10.5pt" style:font-weight-asian="bold" style:font-size-complex="12pt" style:font-weight-complex="bold"/>
    </style:style>
    <style:style style:name="T31" style:family="text">
      <style:text-properties fo:font-size="12pt" style:text-underline-style="solid" style:text-underline-width="auto" style:text-underline-color="font-color" fo:font-weight="bold" officeooo:rsid="00989554" style:font-size-asian="10.5pt" style:font-weight-asian="bold" style:font-size-complex="12pt" style:font-weight-complex="bold"/>
    </style:style>
    <style:style style:name="T32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3" style:family="text">
      <style:text-properties officeooo:rsid="0030724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026f" style:font-weight-asian="normal" style:font-weight-complex="normal"/>
    </style:style>
    <style:style style:name="T36" style:family="text">
      <style:text-properties fo:font-weight="normal" officeooo:rsid="002720ed" style:font-weight-asian="normal" style:font-weight-complex="normal"/>
    </style:style>
    <style:style style:name="T37" style:family="text">
      <style:text-properties fo:font-weight="normal" officeooo:rsid="0029f688" style:font-weight-asian="normal" style:font-weight-complex="normal"/>
    </style:style>
    <style:style style:name="T38" style:family="text">
      <style:text-properties fo:font-weight="normal" officeooo:rsid="0070ae3b" style:font-weight-asian="normal" style:font-weight-complex="normal"/>
    </style:style>
    <style:style style:name="T39" style:family="text">
      <style:text-properties fo:font-weight="normal" officeooo:rsid="00720eea" style:font-weight-asian="normal" style:font-weight-complex="normal"/>
    </style:style>
    <style:style style:name="T40" style:family="text">
      <style:text-properties fo:font-weight="normal" officeooo:rsid="008c1dc5" style:font-weight-asian="normal" style:font-weight-complex="normal"/>
    </style:style>
    <style:style style:name="T41" style:family="text">
      <style:text-properties fo:font-weight="normal" officeooo:rsid="008e8c59" style:font-weight-asian="normal" style:font-weight-complex="normal"/>
    </style:style>
    <style:style style:name="T42" style:family="text">
      <style:text-properties fo:font-weight="normal" officeooo:rsid="0091ec1c" style:font-weight-asian="normal" style:font-weight-complex="normal"/>
    </style:style>
    <style:style style:name="T43" style:family="text">
      <style:text-properties fo:font-weight="normal" officeooo:rsid="0040a5be" style:font-weight-asian="normal" style:font-weight-complex="normal"/>
    </style:style>
    <style:style style:name="T44" style:family="text">
      <style:text-properties fo:font-weight="normal" officeooo:rsid="00989554" style:font-weight-asian="normal" style:font-weight-complex="normal"/>
    </style:style>
    <style:style style:name="T45" style:family="text">
      <style:text-properties fo:font-weight="normal" officeooo:rsid="009f11a1" style:font-weight-asian="normal" style:font-weight-complex="normal"/>
    </style:style>
    <style:style style:name="T46" style:family="text">
      <style:text-properties fo:font-weight="normal" officeooo:rsid="009f39ba" style:font-weight-asian="normal" style:font-weight-complex="normal"/>
    </style:style>
    <style:style style:name="T47" style:family="text">
      <style:text-properties fo:font-weight="normal" officeooo:rsid="00b1f51b" style:font-weight-asian="normal" style:font-weight-complex="normal"/>
    </style:style>
    <style:style style:name="T48" style:family="text">
      <style:text-properties officeooo:rsid="0030fe08"/>
    </style:style>
    <style:style style:name="T49" style:family="text">
      <style:text-properties officeooo:rsid="00337396"/>
    </style:style>
    <style:style style:name="T50" style:family="text">
      <style:text-properties officeooo:rsid="00341b7b"/>
    </style:style>
    <style:style style:name="T51" style:family="text">
      <style:text-properties officeooo:rsid="003561a5"/>
    </style:style>
    <style:style style:name="T52" style:family="text">
      <style:text-properties officeooo:rsid="00365fd4"/>
    </style:style>
    <style:style style:name="T53" style:family="text">
      <style:text-properties officeooo:rsid="0038ea46"/>
    </style:style>
    <style:style style:name="T54" style:family="text">
      <style:text-properties officeooo:rsid="003a0416"/>
    </style:style>
    <style:style style:name="T55" style:family="text">
      <style:text-properties officeooo:rsid="00430465"/>
    </style:style>
    <style:style style:name="T56" style:family="text">
      <style:text-properties officeooo:rsid="0051c30d"/>
    </style:style>
    <style:style style:name="T57" style:family="text">
      <style:text-properties fo:font-style="italic" officeooo:rsid="0055f6c5" style:font-style-asian="italic" style:font-style-complex="italic"/>
    </style:style>
    <style:style style:name="T58" style:family="text">
      <style:text-properties fo:font-style="italic" officeooo:rsid="0055673a" style:font-style-asian="italic" style:font-style-complex="italic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55673a"/>
    </style:style>
    <style:style style:name="T6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8e8c59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91ec1c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officeooo:rsid="008e8c59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903dc8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40a5be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989554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officeooo:rsid="00903dc8"/>
    </style:style>
    <style:style style:name="T70" style:family="text">
      <style:text-properties style:text-underline-style="solid" style:text-underline-width="auto" style:text-underline-color="font-color" officeooo:rsid="003711fe"/>
    </style:style>
    <style:style style:name="T71" style:family="text">
      <style:text-properties style:text-underline-style="solid" style:text-underline-width="auto" style:text-underline-color="font-color" officeooo:rsid="003561a5"/>
    </style:style>
    <style:style style:name="T72" style:family="text">
      <style:text-properties officeooo:rsid="0058adf0"/>
    </style:style>
    <style:style style:name="T73" style:family="text">
      <style:text-properties officeooo:rsid="005aaccd"/>
    </style:style>
    <style:style style:name="T74" style:family="text">
      <style:text-properties officeooo:rsid="005c5fe5"/>
    </style:style>
    <style:style style:name="T75" style:family="text">
      <style:text-properties officeooo:rsid="005dcd96"/>
    </style:style>
    <style:style style:name="T76" style:family="text">
      <style:text-properties officeooo:rsid="005efab5"/>
    </style:style>
    <style:style style:name="T77" style:family="text">
      <style:text-properties officeooo:rsid="00618ce8"/>
    </style:style>
    <style:style style:name="T78" style:family="text">
      <style:text-properties officeooo:rsid="0062b904"/>
    </style:style>
    <style:style style:name="T79" style:family="text">
      <style:text-properties officeooo:rsid="0062d292"/>
    </style:style>
    <style:style style:name="T80" style:family="text">
      <style:text-properties officeooo:rsid="006341db"/>
    </style:style>
    <style:style style:name="T81" style:family="text">
      <style:text-properties officeooo:rsid="0064c933"/>
    </style:style>
    <style:style style:name="T82" style:family="text">
      <style:text-properties officeooo:rsid="006a69da"/>
    </style:style>
    <style:style style:name="T83" style:family="text">
      <style:text-properties officeooo:rsid="006eb201"/>
    </style:style>
    <style:style style:name="T84" style:family="text">
      <style:text-properties officeooo:rsid="00720eea"/>
    </style:style>
    <style:style style:name="T85" style:family="text">
      <style:text-properties officeooo:rsid="00733e7b"/>
    </style:style>
    <style:style style:name="T86" style:family="text">
      <style:text-properties officeooo:rsid="0055673a"/>
    </style:style>
    <style:style style:name="T87" style:family="text">
      <style:text-properties officeooo:rsid="0079ad0d"/>
    </style:style>
    <style:style style:name="T88" style:family="text">
      <style:text-properties officeooo:rsid="007a5819"/>
    </style:style>
    <style:style style:name="T89" style:family="text">
      <style:text-properties fo:color="#cc0000"/>
    </style:style>
    <style:style style:name="T90" style:family="text">
      <style:text-properties fo:color="#cc0000" officeooo:rsid="0040a5be"/>
    </style:style>
    <style:style style:name="T91" style:family="text">
      <style:text-properties fo:color="#cc0000" officeooo:rsid="00365fd4"/>
    </style:style>
    <style:style style:name="T92" style:family="text">
      <style:text-properties fo:color="#cc0000" officeooo:rsid="009d02f9"/>
    </style:style>
    <style:style style:name="T93" style:family="text">
      <style:text-properties officeooo:rsid="007e9d3b"/>
    </style:style>
    <style:style style:name="T94" style:family="text">
      <style:text-properties officeooo:rsid="007ee952"/>
    </style:style>
    <style:style style:name="T95" style:family="text">
      <style:text-properties officeooo:rsid="007fe493"/>
    </style:style>
    <style:style style:name="T96" style:family="text">
      <style:text-properties officeooo:rsid="00806f8d"/>
    </style:style>
    <style:style style:name="T97" style:family="text">
      <style:text-properties officeooo:rsid="00890e75"/>
    </style:style>
    <style:style style:name="T98" style:family="text">
      <style:text-properties officeooo:rsid="008a5042"/>
    </style:style>
    <style:style style:name="T99" style:family="text">
      <style:text-properties officeooo:rsid="008bb451"/>
    </style:style>
    <style:style style:name="T100" style:family="text">
      <style:text-properties officeooo:rsid="008c1dc5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9f39ba"/>
    </style:style>
    <style:style style:name="T103" style:family="text">
      <style:text-properties style:text-underline-style="none" officeooo:rsid="00307247"/>
    </style:style>
    <style:style style:name="T104" style:family="text">
      <style:text-properties style:text-underline-style="none" officeooo:rsid="00a2c05b"/>
    </style:style>
    <style:style style:name="T105" style:family="text">
      <style:text-properties style:text-underline-style="none" officeooo:rsid="008e8c59"/>
    </style:style>
    <style:style style:name="T106" style:family="text">
      <style:text-properties style:text-underline-style="none" officeooo:rsid="003711fe"/>
    </style:style>
    <style:style style:name="T107" style:family="text">
      <style:text-properties officeooo:rsid="008e8c59"/>
    </style:style>
    <style:style style:name="T108" style:family="text">
      <style:text-properties officeooo:rsid="00903dc8"/>
    </style:style>
    <style:style style:name="T109" style:family="text">
      <style:text-properties officeooo:rsid="0091ec1c"/>
    </style:style>
    <style:style style:name="T110" style:family="text">
      <style:text-properties officeooo:rsid="0092eda0"/>
    </style:style>
    <style:style style:name="T111" style:family="text">
      <style:text-properties officeooo:rsid="00930241"/>
    </style:style>
    <style:style style:name="T112" style:family="text">
      <style:text-properties fo:font-size="11pt" style:font-size-asian="11pt" style:font-size-complex="11pt"/>
    </style:style>
    <style:style style:name="T113" style:family="text">
      <style:text-properties fo:font-size="11pt" officeooo:rsid="008e8c59" style:font-size-asian="11pt" style:font-size-complex="11pt"/>
    </style:style>
    <style:style style:name="T114" style:family="text">
      <style:text-properties fo:font-size="11pt" officeooo:rsid="00903dc8" style:font-size-asian="11pt" style:font-size-complex="11pt"/>
    </style:style>
    <style:style style:name="T115" style:family="text">
      <style:text-properties fo:font-size="11pt" officeooo:rsid="0091ec1c" style:font-size-asian="11pt" style:font-size-complex="11pt"/>
    </style:style>
    <style:style style:name="T116" style:family="text">
      <style:text-properties fo:font-size="11pt" officeooo:rsid="003a0416" style:font-size-asian="11pt" style:font-size-complex="11pt"/>
    </style:style>
    <style:style style:name="T117" style:family="text">
      <style:text-properties fo:font-size="11pt" officeooo:rsid="00989554" style:font-size-asian="11pt" style:font-size-complex="11pt"/>
    </style:style>
    <style:style style:name="T118" style:family="text">
      <style:text-properties fo:font-size="11pt" officeooo:rsid="0040a5be" style:font-size-asian="11pt" style:font-size-complex="11pt"/>
    </style:style>
    <style:style style:name="T119" style:family="text">
      <style:text-properties fo:font-size="11pt" officeooo:rsid="00341b7b" style:font-size-asian="11pt" style:font-size-complex="11pt"/>
    </style:style>
    <style:style style:name="T120" style:family="text">
      <style:text-properties fo:font-size="11pt" officeooo:rsid="005c5fe5" style:font-size-asian="11pt" style:font-size-complex="11pt"/>
    </style:style>
    <style:style style:name="T121" style:family="text">
      <style:text-properties fo:font-size="11pt" officeooo:rsid="003561a5" style:font-size-asian="11pt" style:font-size-complex="11pt"/>
    </style:style>
    <style:style style:name="T122" style:family="text">
      <style:text-properties fo:font-size="11pt" officeooo:rsid="005dcd96" style:font-size-asian="11pt" style:font-size-complex="11pt"/>
    </style:style>
    <style:style style:name="T123" style:family="text">
      <style:text-properties fo:font-size="11pt" officeooo:rsid="005efab5" style:font-size-asian="11pt" style:font-size-complex="11pt"/>
    </style:style>
    <style:style style:name="T124" style:family="text">
      <style:text-properties fo:font-size="11pt" officeooo:rsid="0051c30d" style:font-size-asian="11pt" style:font-size-complex="11pt"/>
    </style:style>
    <style:style style:name="T125" style:family="text">
      <style:text-properties fo:font-size="11pt" officeooo:rsid="00365fd4" style:font-size-asian="11pt" style:font-size-complex="11pt"/>
    </style:style>
    <style:style style:name="T126" style:family="text">
      <style:text-properties fo:font-size="11pt" officeooo:rsid="00430465" style:font-size-asian="11pt" style:font-size-complex="11pt"/>
    </style:style>
    <style:style style:name="T127" style:family="text">
      <style:text-properties fo:font-size="11pt" officeooo:rsid="008bb451" style:font-size-asian="11pt" style:font-size-complex="11pt"/>
    </style:style>
    <style:style style:name="T128" style:family="text">
      <style:text-properties fo:font-size="11pt" fo:font-weight="bold" style:font-size-asian="11pt" style:font-weight-asian="bold" style:font-size-complex="11pt" style:font-weight-complex="bold"/>
    </style:style>
    <style:style style:name="T129" style:family="text">
      <style:text-properties fo:font-size="11pt" fo:font-weight="bold" officeooo:rsid="00903dc8" style:font-size-asian="11pt" style:font-weight-asian="bold" style:font-size-complex="11pt" style:font-weight-complex="bold"/>
    </style:style>
    <style:style style:name="T130" style:family="text">
      <style:text-properties fo:font-size="11pt" fo:font-weight="bold" officeooo:rsid="0040a5be" style:font-size-asian="11pt" style:font-weight-asian="bold" style:font-size-complex="11pt" style:font-weight-complex="bold"/>
    </style:style>
    <style:style style:name="T131" style:family="text">
      <style:text-properties fo:font-size="11pt" fo:font-weight="bold" officeooo:rsid="00989554" style:font-size-asian="11pt" style:font-weight-asian="bold" style:font-size-complex="11pt" style:font-weight-complex="bold"/>
    </style:style>
    <style:style style:name="T13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3" style:family="text">
      <style:text-properties fo:font-size="11pt" style:text-underline-style="solid" style:text-underline-width="auto" style:text-underline-color="font-color" fo:font-weight="bold" officeooo:rsid="00903dc8" style:font-size-asian="11pt" style:font-weight-asian="bold" style:font-size-complex="11pt" style:font-weight-complex="bold"/>
    </style:style>
    <style:style style:name="T134" style:family="text">
      <style:text-properties fo:font-size="11pt" style:text-underline-style="solid" style:text-underline-width="auto" style:text-underline-color="font-color" fo:font-weight="bold" officeooo:rsid="0040a5be" style:font-size-asian="11pt" style:font-weight-asian="bold" style:font-size-complex="11pt" style:font-weight-complex="bold"/>
    </style:style>
    <style:style style:name="T135" style:family="text">
      <style:text-properties fo:font-size="11pt" style:text-underline-style="solid" style:text-underline-width="auto" style:text-underline-color="font-color" fo:font-weight="bold" officeooo:rsid="00989554" style:font-size-asian="11pt" style:font-weight-asian="bold" style:font-size-complex="11pt" style:font-weight-complex="bold"/>
    </style:style>
    <style:style style:name="T13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37" style:family="text">
      <style:text-properties fo:font-size="11pt" style:text-underline-style="solid" style:text-underline-width="auto" style:text-underline-color="font-color" officeooo:rsid="008e8c59" style:font-size-asian="11pt" style:font-size-complex="11pt"/>
    </style:style>
    <style:style style:name="T138" style:family="text">
      <style:text-properties fo:font-size="11pt" style:text-underline-style="solid" style:text-underline-width="auto" style:text-underline-color="font-color" officeooo:rsid="00903dc8" style:font-size-asian="11pt" style:font-size-complex="11pt"/>
    </style:style>
    <style:style style:name="T139" style:family="text">
      <style:text-properties fo:font-size="11pt" style:text-underline-style="solid" style:text-underline-width="auto" style:text-underline-color="font-color" officeooo:rsid="003711fe" style:font-size-asian="11pt" style:font-size-complex="11pt"/>
    </style:style>
    <style:style style:name="T140" style:family="text">
      <style:text-properties fo:font-size="11pt" style:text-underline-style="solid" style:text-underline-width="auto" style:text-underline-color="font-color" officeooo:rsid="0091ec1c" style:font-size-asian="11pt" style:font-size-complex="11pt"/>
    </style:style>
    <style:style style:name="T141" style:family="text">
      <style:text-properties fo:font-size="11pt" style:text-underline-style="solid" style:text-underline-width="auto" style:text-underline-color="font-color" officeooo:rsid="0051c30d" style:font-size-asian="11pt" style:font-size-complex="11pt"/>
    </style:style>
    <style:style style:name="T142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43" style:family="text">
      <style:text-properties fo:font-size="11pt" style:text-underline-style="solid" style:text-underline-width="auto" style:text-underline-color="font-color" fo:font-weight="normal" officeooo:rsid="008e8c59" style:font-size-asian="11pt" style:font-weight-asian="normal" style:font-size-complex="11pt" style:font-weight-complex="normal"/>
    </style:style>
    <style:style style:name="T144" style:family="text">
      <style:text-properties fo:font-size="11pt" style:text-underline-style="solid" style:text-underline-width="auto" style:text-underline-color="font-color" fo:font-weight="normal" officeooo:rsid="0091ec1c" style:font-size-asian="11pt" style:font-weight-asian="normal" style:font-size-complex="11pt" style:font-weight-complex="normal"/>
    </style:style>
    <style:style style:name="T145" style:family="text">
      <style:text-properties fo:font-size="11pt" style:text-underline-style="solid" style:text-underline-width="auto" style:text-underline-color="font-color" fo:font-weight="normal" officeooo:rsid="0051c30d" style:font-size-asian="11pt" style:font-weight-asian="normal" style:font-size-complex="11pt" style:font-weight-complex="normal"/>
    </style:style>
    <style:style style:name="T146" style:family="text">
      <style:text-properties fo:font-size="11pt" style:text-underline-style="solid" style:text-underline-width="auto" style:text-underline-color="font-color" fo:font-weight="normal" officeooo:rsid="00a7d813" style:font-size-asian="11pt" style:font-weight-asian="normal" style:font-size-complex="11pt" style:font-weight-complex="normal"/>
    </style:style>
    <style:style style:name="T147" style:family="text">
      <style:text-properties fo:font-size="11pt" style:text-underline-style="solid" style:text-underline-width="auto" style:text-underline-color="font-color" fo:font-weight="normal" officeooo:rsid="00a91a7d" style:font-size-asian="11pt" style:font-weight-asian="normal" style:font-size-complex="11pt" style:font-weight-complex="normal"/>
    </style:style>
    <style:style style:name="T148" style:family="text">
      <style:text-properties fo:font-size="11pt" fo:font-weight="normal" style:font-size-asian="11pt" style:font-weight-asian="normal" style:font-size-complex="11pt" style:font-weight-complex="normal"/>
    </style:style>
    <style:style style:name="T149" style:family="text">
      <style:text-properties fo:font-size="11pt" fo:font-weight="normal" officeooo:rsid="008e8c59" style:font-size-asian="11pt" style:font-weight-asian="normal" style:font-size-complex="11pt" style:font-weight-complex="normal"/>
    </style:style>
    <style:style style:name="T150" style:family="text">
      <style:text-properties fo:font-size="11pt" fo:font-weight="normal" officeooo:rsid="0091ec1c" style:font-size-asian="11pt" style:font-weight-asian="normal" style:font-size-complex="11pt" style:font-weight-complex="normal"/>
    </style:style>
    <style:style style:name="T151" style:family="text">
      <style:text-properties fo:font-size="11pt" fo:font-weight="normal" officeooo:rsid="0051c30d" style:font-size-asian="11pt" style:font-weight-asian="normal" style:font-size-complex="11pt" style:font-weight-complex="normal"/>
    </style:style>
    <style:style style:name="T152" style:family="text">
      <style:text-properties officeooo:rsid="0096ae36"/>
    </style:style>
    <style:style style:name="T153" style:family="text">
      <style:text-properties officeooo:rsid="009841b0"/>
    </style:style>
    <style:style style:name="T154" style:family="text">
      <style:text-properties officeooo:rsid="00989554"/>
    </style:style>
    <style:style style:name="T155" style:family="text">
      <style:text-properties officeooo:rsid="009a72e1"/>
    </style:style>
    <style:style style:name="T156" style:family="text">
      <style:text-properties officeooo:rsid="009d02f9"/>
    </style:style>
    <style:style style:name="T157" style:family="text">
      <style:text-properties officeooo:rsid="009ebba9"/>
    </style:style>
    <style:style style:name="T158" style:family="text">
      <style:text-properties officeooo:rsid="009f11a1"/>
    </style:style>
    <style:style style:name="T159" style:family="text">
      <style:text-properties officeooo:rsid="009f39ba"/>
    </style:style>
    <style:style style:name="T160" style:family="text">
      <style:text-properties officeooo:rsid="00a0cfbd"/>
    </style:style>
    <style:style style:name="T161" style:family="text">
      <style:text-properties fo:font-size="10pt" style:text-underline-style="none" style:font-size-asian="10pt" style:font-size-complex="10pt"/>
    </style:style>
    <style:style style:name="T162" style:family="text">
      <style:text-properties fo:font-size="10pt" style:text-underline-style="none" officeooo:rsid="0073fd96" style:font-size-asian="10pt" style:font-size-complex="10pt"/>
    </style:style>
    <style:style style:name="T163" style:family="text">
      <style:text-properties fo:font-size="10pt" style:text-underline-style="none" officeooo:rsid="00903dc8" style:font-size-asian="10pt" style:font-size-complex="10pt"/>
    </style:style>
    <style:style style:name="T164" style:family="text">
      <style:text-properties fo:font-size="10pt" style:text-underline-style="none" officeooo:rsid="0091ec1c" style:font-size-asian="10pt" style:font-size-complex="10pt"/>
    </style:style>
    <style:style style:name="T165" style:family="text">
      <style:text-properties fo:font-size="10pt" style:text-underline-style="none" officeooo:rsid="0074710d" style:font-size-asian="10pt" style:font-size-complex="10pt"/>
    </style:style>
    <style:style style:name="T166" style:family="text">
      <style:text-properties fo:font-size="10pt" style:text-underline-style="none" officeooo:rsid="0092eda0" style:font-size-asian="10pt" style:font-size-complex="10pt"/>
    </style:style>
    <style:style style:name="T167" style:family="text">
      <style:text-properties fo:font-size="10pt" style:text-underline-style="none" officeooo:rsid="00930241" style:font-size-asian="10pt" style:font-size-complex="10pt"/>
    </style:style>
    <style:style style:name="T168" style:family="text">
      <style:text-properties officeooo:rsid="00a7d813"/>
    </style:style>
    <style:style style:name="T169" style:family="text">
      <style:text-properties officeooo:rsid="00ad1185"/>
    </style:style>
    <style:style style:name="T170" style:family="text">
      <style:text-properties officeooo:rsid="00adaca6"/>
    </style:style>
    <style:style style:name="T171" style:family="text">
      <style:text-properties officeooo:rsid="00ae44f3"/>
    </style:style>
    <style:style style:name="T172" style:family="text">
      <style:text-properties fo:color="#666666" officeooo:rsid="00afa0f2"/>
    </style:style>
    <style:style style:name="T173" style:family="text">
      <style:text-properties officeooo:rsid="00b1f5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8">Testy systemu logowania i zgłaszania błędów</text:p>
      <text:p text:style-name="P46"/>
      <text:p text:style-name="P44">W systemie można wyróżnić trzy <text:span text:style-name="T16">podstawowe,</text:span> <text:span text:style-name="T84">bezpośrednio ze sobą niepowiązane funkcjonalności</text:span>:</text:p>
      <text:p text:style-name="P44"><text:a xlink:type="simple" xlink:href="#rozdzial1" text:style-name="Internet_20_link" text:visited-style-name="Visited_20_Internet_20_Link">1. rejestracja logów (logs),</text:a></text:p>
      <text:p text:style-name="P45"><text:a xlink:type="simple" xlink:href="#rozdzial2" text:style-name="Internet_20_link" text:visited-style-name="Visited_20_Internet_20_Link">2. </text:a><text:a xlink:type="simple" xlink:href="#rozdzial2" text:style-name="Internet_20_link" text:visited-style-name="Visited_20_Internet_20_Link"><text:span text:style-name="T81">rejestracja błędów i generowanie raportu (crash reports)</text:span></text:a></text:p>
      <text:p text:style-name="P44"><text:a xlink:type="simple" xlink:href="#rozdzial3" text:style-name="Internet_20_link" text:visited-style-name="Visited_20_Internet_20_Link">3. wysyłanie </text:a><text:a xlink:type="simple" xlink:href="#rozdzial3" text:style-name="Internet_20_link" text:visited-style-name="Visited_20_Internet_20_Link"><text:span text:style-name="T81">raportu (do sentry)</text:span></text:a><text:a xlink:type="simple" xlink:href="#rozdzial3" text:style-name="Internet_20_link" text:visited-style-name="Visited_20_Internet_20_Link">.</text:a></text:p>
      <text:p text:style-name="P35"/>
      <text:p text:style-name="P164"><text:span text:style-name="T53">Pierwsza i druga</text:span> funkcjonalnoś<text:span text:style-name="T53">ć</text:span> działa<text:span text:style-name="T88">ją</text:span> w sposób niewidoczny dla użytkownika. <text:span text:style-name="T173">Ich</text:span> testowanie <text:span text:style-name="T173">polega</text:span> na przetestowaniu wierzchniej warstwy implementacji.<text:span text:style-name="T87"> W trzecim przypadku użytkownik zostaje poinformowany o wystąpieniu błędu. Dlatego w trzecim przypadku, testuje się jednocześnie poprawność działania interfejsu graficznego.</text:span></text:p>
      <text:p text:style-name="P35"/>
      <text:p text:style-name="P165"><text:span text:style-name="T157">Testy p</text:span>ierwsz<text:span text:style-name="T157">ej</text:span> funkcjonalności <text:span text:style-name="T157">oparte są na weryfikacji</text:span> istnienie i zawartoś<text:span text:style-name="T157">ci</text:span> <text:span text:style-name="T157">plików z </text:span>log<text:span text:style-name="T157">ami</text:span>.</text:p>
      <text:p text:style-name="P165">Testy drugiej funkcjonalności polegają na przetestowaniu <text:span text:style-name="T88">istnienia i zawartości</text:span> <text:span text:style-name="T88">wy</text:span>generowan<text:span text:style-name="T88">ego</text:span> raportu na podstawie istniejących <text:span text:style-name="T157">plików z </text:span>log<text:span text:style-name="T157">ami</text:span>. Testy trzeciej funkcjonalności <text:span text:style-name="T157">weryfikują</text:span> <text:span text:style-name="T88">poprawności wyświetlanych użytkownikowi komunikatów oraz poprawność procesu przenoszenia raportu.</text:span> </text:p>
      <text:p text:style-name="P35"/>
      <text:p text:style-name="P35"><text:span text:style-name="T51">P</text:span>odstawowe przypadki użycia</text:p>
      <text:p text:style-name="P36"/>
      <text:p text:style-name="P163"><text:span text:style-name="T49">W</text:span>yróżni<text:span text:style-name="T49">a się</text:span> trzy podst<text:span text:style-name="T78">a</text:span>wowe sposoby użycia systemu:</text:p>
      <text:p text:style-name="P36"/>
      <text:p text:style-name="P168"><text:span text:style-name="T49">A</text:span>. Użytkownik chce wczytać zapisany sygnał.</text:p>
      <text:p text:style-name="P168"/>
      <text:p text:style-name="P169"><text:span text:style-name="T33">$</text:span> svarog <text:span text:style-name="T12">(tryb offline)</text:span></text:p>
      <text:p text:style-name="P168"/>
      <text:p text:style-name="P168"><text:span text:style-name="T49">B</text:span>. Użytkownik chce uruchomić wybrany scenariusz <text:span text:style-name="T1">bez analizowania sygnału</text:span>.</text:p>
      <text:p text:style-name="P168"/>
      <text:p text:style-name="P169"><text:span text:style-name="T33">$</text:span> obci gui</text:p>
      <text:p text:style-name="P168"/>
      <text:p text:style-name="P168"><text:span text:style-name="T49">C</text:span>. Użytkownik chce uruchomić scenariusz i analizować sygnał online.</text:p>
      <text:p text:style-name="P172"/>
      <text:p text:style-name="P176"><text:span text:style-name="T33">$</text:span> svarog &amp; obci gui <text:span text:style-name="T12">(załadowanie scenariusza eksperymentu z poziomu </text:span><text:span text:style-name="T13">S</text:span><text:span text:style-name="T12">varog-a)</text:span></text:p>
      <text:p text:style-name="P171">lub</text:p>
      <text:p text:style-name="P171">$ obci gui &amp; svarog (uruchomienie scenariusza i podłączenie do niego Svarog-a)</text:p>
      <text:p text:style-name="P53"/>
      <text:p text:style-name="P67">Przypadek A został uwzględniony tylko w pierwszy<text:span text:style-name="T173">m</text:span> scenariuszu testowym <text:span text:style-name="T173">każdej funkcjonalności</text:span>. <text:span text:style-name="T85">Jeżeli </text:span>uruchamiani<text:span text:style-name="T157">e</text:span> Svarog-a całkowiecie niezależnie od obci server-a<text:span text:style-name="T85"> zostanie uznane za przewidywany przypadek użycia, należy opacować dodatkowy zestaw testów. </text:span></text:p>
      <text:p text:style-name="P67"><text:span text:style-name="T85">Scenariusze oparte, na przypadku B lub C </text:span><text:span text:style-name="T60">nie są</text:span><text:span text:style-name="T86"> uznawane za zakończone dopóki nie zostanie wykonana komenda </text:span><text:span text:style-name="T57">$ </text:span><text:span text:style-name="T58">obci srv_kill</text:span><text:span text:style-name="T86">.</text:span></text:p>
      <text:p text:style-name="P60"><text:s/></text:p>
      <text:p text:style-name="P53">P<text:span text:style-name="T53">owyższe przypadki</text:span> są wplecione w poszczególne scenariusze testowe.</text:p>
      <text:p text:style-name="P173"/>
      <text:p text:style-name="P189"><text:bookmark text:name="rozdzial1"/>1. Rejestracja logów</text:p>
      <text:p text:style-name="P48"/>
      <text:p text:style-name="P129">Specyfikajca</text:p>
      <text:p text:style-name="P44">Logi zapisywane są w folderze ~/.obci/logs.</text:p>
      <text:p text:style-name="P51">Przy każdym uruchomieniu obci_<text:span text:style-name="T157">srv</text:span> tworzony jest nowy folder w ~/.obci/logs. <text:span text:style-name="T18">W folderze tworzony jest plik bazodanowy sqlite z logami obci server-a. Ponadto, dla każdego uruchomionego </text:span>w obci<text:span text:style-name="T14"> eksperymentu tworzony jest w tym folderze oddzielny plik bazodanowy. Jeżeli jednocześnie uruchomiony został </text:span>S<text:span text:style-name="T14">varog, </text:span>wtedy <text:span text:style-name="T14">w tym samym folderze, w pliku svarog.logs.sqlite zapisywane </text:span>są<text:span text:style-name="T14"> <text:s text:c="2"/>logi Svarog-a. Po zamknięciu obci_server (obci srv_kill)</text:span> <text:span text:style-name="T14">scalona zawartość wszystkich wygenerowanych plików jest dopisywana do pliku ~/.obci/logs/logs.sqlite, a nowy folder usuwany razem z zawartością.</text:span></text:p>
      <text:p text:style-name="P50"/>
      <text:p text:style-name="P180">Jeżeli po zamknięciu obci_server Svarog pozostanie uruchomiony <text:span text:style-name="T171">(w przypadku jeżeli działa online nie ma dla niego znaczenia co dzieje się z obci)</text:span>, kolejne logi <text:span text:style-name="T171">prawdopodbnie w ogóle nie są</text:span> zapisyw<text:span text:style-name="T171">ane</text:span>. <text:span text:style-name="T170">Scenariusze testowe nie uwzględniają takiego przypadku.</text:span></text:p>
      <text:p text:style-name="P181"/>
      <text:p text:style-name="P182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47"/>
      <text:p text:style-name="P104">Logi są zapisywane w <text:span text:style-name="T11">formacie</text:span> sqlite. Można je przeglądać <text:span text:style-name="T158">dowolną przeglądarką plików sqlite. Przy opracowywaniu testów wykorzystywano program</text:span> sqliteman.</text:p>
      <text:p text:style-name="P105"/>
      <text:p text:style-name="P128">Cel testów</text:p>
      <text:p text:style-name="P99">Weryfikacja poprawności <text:span text:style-name="T15">rejestracji logów na podstawie powyższego opisu.</text:span></text:p>
      <text:p text:style-name="P99"/>
      <text:p text:style-name="P125">Założenia początkowe</text:p>
      <text:p text:style-name="P100">Testy przeprowadzane są na komputerze z systemem Ubuntu16.04, z zainstalowanymi pakietami obci i Svarog. </text:p>
      <text:p text:style-name="P100"/>
      <text:p text:style-name="P125">Kryterium akcpetacji testów</text:p>
      <text:p text:style-name="P103"><text:span text:style-name="T159">- Z</text:span>awartości folderu ~/.obci/logs zgodna z oczekiwaniami <text:span text:style-name="T159">na każdym etapie realizacji scenariusza</text:span>.</text:p>
      <text:p text:style-name="P37"/>
      <text:p text:style-name="P37"/>
      <text:p text:style-name="P197">Scenariusze testowe</text:p>
      <text:p text:style-name="P184"/>
      <text:p text:style-name="P202">W scenariuszach nie rozpatruje się przypadku uruchamiania Svarog-a bez obci_srv (poza scenariuszem 1.1). Jeżeli przewidywanym przypadkiem użycia jest uruchamianie Svarog-a bez obci_srv należy zaprojektować dla niego oddzielny zestaw testów.</text:p>
      <text:p text:style-name="P162"/>
      <text:p text:style-name="P157"><text:a xlink:type="simple" xlink:href="#11" text:style-name="Internet_20_link" text:visited-style-name="Visited_20_Internet_20_Link"><text:span text:style-name="T118">1.</text:span></text:a><text:a xlink:type="simple" xlink:href="#11" text:style-name="Internet_20_link" text:visited-style-name="Visited_20_Internet_20_Link"><text:span text:style-name="T112">1 Test rejestracji logów Svarog-a uruchomionego samodzielnie.</text:span></text:a></text:p>
      <text:p text:style-name="P157"><text:a xlink:type="simple" xlink:href="#12" text:style-name="Internet_20_link" text:visited-style-name="Visited_20_Internet_20_Link"><text:span text:style-name="T118">1.</text:span></text:a><text:a xlink:type="simple" xlink:href="#12" text:style-name="Internet_20_link" text:visited-style-name="Visited_20_Internet_20_Link"><text:span text:style-name="T112">2 Test rejestracji logów obci_</text:span></text:a><text:a xlink:type="simple" xlink:href="#12" text:style-name="Internet_20_link" text:visited-style-name="Visited_20_Internet_20_Link"><text:span text:style-name="T126">srv</text:span></text:a><text:a xlink:type="simple" xlink:href="#12" text:style-name="Internet_20_link" text:visited-style-name="Visited_20_Internet_20_Link"><text:span text:style-name="T112">.</text:span></text:a></text:p>
      <text:p text:style-name="P159"><text:a xlink:type="simple" xlink:href="#13" text:style-name="Internet_20_link" text:visited-style-name="Visited_20_Internet_20_Link"><text:span text:style-name="T112">1.3 Test rejestracji logów obci </text:span></text:a><text:a xlink:type="simple" xlink:href="#13" text:style-name="Internet_20_link" text:visited-style-name="Visited_20_Internet_20_Link"><text:span text:style-name="T120">gui</text:span></text:a><text:a xlink:type="simple" xlink:href="#13" text:style-name="Internet_20_link" text:visited-style-name="Visited_20_Internet_20_Link"><text:span text:style-name="T112">.</text:span></text:a></text:p>
      <text:p text:style-name="P160"><text:a xlink:type="simple" xlink:href="#14" text:style-name="Internet_20_link" text:visited-style-name="Visited_20_Internet_20_Link"><text:span text:style-name="T118">1.4</text:span></text:a><text:a xlink:type="simple" xlink:href="#14" text:style-name="Internet_20_link" text:visited-style-name="Visited_20_Internet_20_Link"><text:span text:style-name="T112"> Test rejestracji logów po podpięciu Svarog-a pod uruchomiony scenariusz </text:span></text:a><text:a xlink:type="simple" xlink:href="#14" text:style-name="Internet_20_link" text:visited-style-name="Visited_20_Internet_20_Link"><text:span text:style-name="T120">w obci gui</text:span></text:a></text:p>
      <text:p text:style-name="P158"><text:a xlink:type="simple" xlink:href="#15" text:style-name="Internet_20_link" text:visited-style-name="Visited_20_Internet_20_Link"><text:span text:style-name="T118">1.5</text:span></text:a><text:a xlink:type="simple" xlink:href="#15" text:style-name="Internet_20_link" text:visited-style-name="Visited_20_Internet_20_Link"><text:span text:style-name="T112"> Test </text:span></text:a><text:a xlink:type="simple" xlink:href="#15" text:style-name="Internet_20_link" text:visited-style-name="Visited_20_Internet_20_Link"><text:span text:style-name="T119">rejestracji logów po uruchomieniu scenariusza z poziomu Svarog-a</text:span></text:a></text:p>
      <text:p text:style-name="P161"/>
      <text:p text:style-name="P157"><text:a xlink:type="simple" xlink:href="#16" text:style-name="Internet_20_link" text:visited-style-name="Visited_20_Internet_20_Link"><text:span text:style-name="T118">1.6</text:span></text:a><text:a xlink:type="simple" xlink:href="#16" text:style-name="Internet_20_link" text:visited-style-name="Visited_20_Internet_20_Link"><text:span text:style-name="T112"> Test </text:span></text:a><text:a xlink:type="simple" xlink:href="#16" text:style-name="Internet_20_link" text:visited-style-name="Visited_20_Internet_20_Link"><text:span text:style-name="T119">rejestracji</text:span></text:a><text:a xlink:type="simple" xlink:href="#16" text:style-name="Internet_20_link" text:visited-style-name="Visited_20_Internet_20_Link"><text:span text:style-name="T112"> logów po wyłączeniu obci_</text:span></text:a><text:a xlink:type="simple" xlink:href="#16" text:style-name="Internet_20_link" text:visited-style-name="Visited_20_Internet_20_Link"><text:span text:style-name="T120">gui</text:span></text:a></text:p>
      <text:p text:style-name="P94"><text:a xlink:type="simple" xlink:href="#17" text:style-name="Internet_20_link" text:visited-style-name="Visited_20_Internet_20_Link"><text:span text:style-name="T118">1.7</text:span></text:a><text:a xlink:type="simple" xlink:href="#17" text:style-name="Internet_20_link" text:visited-style-name="Visited_20_Internet_20_Link"><text:span text:style-name="T112"> Test rejestracji </text:span></text:a><text:a xlink:type="simple" xlink:href="#17" text:style-name="Internet_20_link" text:visited-style-name="Visited_20_Internet_20_Link"><text:span text:style-name="T121">logów po wyłączeniu i ponownym włączeniu Svaroga.</text:span></text:a></text:p>
      <text:p text:style-name="P95"><text:a xlink:type="simple" xlink:href="#18" text:style-name="Internet_20_link" text:visited-style-name="Visited_20_Internet_20_Link"><text:span text:style-name="T118">1.8</text:span></text:a><text:a xlink:type="simple" xlink:href="#18" text:style-name="Internet_20_link" text:visited-style-name="Visited_20_Internet_20_Link"><text:span text:style-name="T112"> Test rejestracj logów po wyłączeniu i ponownym włączeniu obci </text:span></text:a><text:a xlink:type="simple" xlink:href="#18" text:style-name="Internet_20_link" text:visited-style-name="Visited_20_Internet_20_Link"><text:span text:style-name="T120">gui</text:span></text:a></text:p>
      <text:p text:style-name="P96"><text:a xlink:type="simple" xlink:href="#19" text:style-name="Internet_20_link" text:visited-style-name="Visited_20_Internet_20_Link"><text:span text:style-name="T112">1.</text:span></text:a><text:a xlink:type="simple" xlink:href="#19" text:style-name="Internet_20_link" text:visited-style-name="Visited_20_Internet_20_Link"><text:span text:style-name="T122">9</text:span></text:a><text:a xlink:type="simple" xlink:href="#19" text:style-name="Internet_20_link" text:visited-style-name="Visited_20_Internet_20_Link"><text:span text:style-name="T112"> Test rejestracji logów </text:span></text:a><text:a xlink:type="simple" xlink:href="#19" text:style-name="Internet_20_link" text:visited-style-name="Visited_20_Internet_20_Link"><text:span text:style-name="T123">z dwóch eksperymentów uruchomionych jeden po drugim</text:span></text:a></text:p>
      <text:p text:style-name="P97"><text:a xlink:type="simple" xlink:href="#110" text:style-name="Internet_20_link" text:visited-style-name="Visited_20_Internet_20_Link"><text:span text:style-name="T118">1.</text:span></text:a><text:a xlink:type="simple" xlink:href="#110" text:style-name="Internet_20_link" text:visited-style-name="Visited_20_Internet_20_Link"><text:span text:style-name="T112">1</text:span></text:a><text:a xlink:type="simple" xlink:href="#110" text:style-name="Internet_20_link" text:visited-style-name="Visited_20_Internet_20_Link"><text:span text:style-name="T123">0</text:span></text:a><text:a xlink:type="simple" xlink:href="#110" text:style-name="Internet_20_link" text:visited-style-name="Visited_20_Internet_20_Link"><text:span text:style-name="T112"> Test rejestracji logów z </text:span></text:a><text:a xlink:type="simple" xlink:href="#110" text:style-name="Internet_20_link" text:visited-style-name="Visited_20_Internet_20_Link"><text:span text:style-name="T123">d</text:span></text:a><text:a xlink:type="simple" xlink:href="#110" text:style-name="Internet_20_link" text:visited-style-name="Visited_20_Internet_20_Link"><text:span text:style-name="T123">wóch</text:span></text:a><text:a xlink:type="simple" xlink:href="#110" text:style-name="Internet_20_link" text:visited-style-name="Visited_20_Internet_20_Link"><text:span text:style-name="T112"> </text:span></text:a><text:a xlink:type="simple" xlink:href="#110" text:style-name="Internet_20_link" text:visited-style-name="Visited_20_Internet_20_Link"><text:span text:style-name="T124">eksperymentów uruchomionych jednocześnie</text:span></text:a></text:p>
      <text:p text:style-name="P98"><text:a xlink:type="simple" xlink:href="#111" text:style-name="Internet_20_link" text:visited-style-name="Visited_20_Internet_20_Link"><text:span text:style-name="T118">1.</text:span></text:a><text:a xlink:type="simple" xlink:href="#111" text:style-name="Internet_20_link" text:visited-style-name="Visited_20_Internet_20_Link"><text:span text:style-name="T112">1</text:span></text:a><text:a xlink:type="simple" xlink:href="#111" text:style-name="Internet_20_link" text:visited-style-name="Visited_20_Internet_20_Link"><text:span text:style-name="T123">1</text:span></text:a><text:a xlink:type="simple" xlink:href="#111" text:style-name="Internet_20_link" text:visited-style-name="Visited_20_Internet_20_Link"><text:span text:style-name="T112"> Test rejestracji logów z </text:span></text:a><text:a xlink:type="simple" xlink:href="#111" text:style-name="Internet_20_link" text:visited-style-name="Visited_20_Internet_20_Link"><text:span text:style-name="T124">dwóch</text:span></text:a><text:a xlink:type="simple" xlink:href="#111" text:style-name="Internet_20_link" text:visited-style-name="Visited_20_Internet_20_Link"><text:span text:style-name="T112"> </text:span></text:a><text:a xlink:type="simple" xlink:href="#111" text:style-name="Internet_20_link" text:visited-style-name="Visited_20_Internet_20_Link"><text:span text:style-name="T124">eksperymentów uruchomionych jeden po drugim. Jeden uruchomiony z poziomu obci gui, drugi z poziomu Svarog-a.</text:span></text:a></text:p>
      <text:p text:style-name="P98"><text:a xlink:type="simple" xlink:href="#112" text:style-name="Internet_20_link" text:visited-style-name="Visited_20_Internet_20_Link"><text:span text:style-name="T118">1.</text:span></text:a><text:a xlink:type="simple" xlink:href="#112" text:style-name="Internet_20_link" text:visited-style-name="Visited_20_Internet_20_Link"><text:span text:style-name="T112">1</text:span></text:a><text:a xlink:type="simple" xlink:href="#112" text:style-name="Internet_20_link" text:visited-style-name="Visited_20_Internet_20_Link"><text:span text:style-name="T123">2</text:span></text:a><text:a xlink:type="simple" xlink:href="#112" text:style-name="Internet_20_link" text:visited-style-name="Visited_20_Internet_20_Link"><text:span text:style-name="T112"> Test rejestracji logów z </text:span></text:a><text:a xlink:type="simple" xlink:href="#112" text:style-name="Internet_20_link" text:visited-style-name="Visited_20_Internet_20_Link"><text:span text:style-name="T124">dwóch</text:span></text:a><text:a xlink:type="simple" xlink:href="#112" text:style-name="Internet_20_link" text:visited-style-name="Visited_20_Internet_20_Link"><text:span text:style-name="T112"> </text:span></text:a><text:a xlink:type="simple" xlink:href="#112" text:style-name="Internet_20_link" text:visited-style-name="Visited_20_Internet_20_Link"><text:span text:style-name="T124">eksperymentów uruchomionych jednocześnie. Jeden uruchomiony z poziomu obci, drugi z poziomu Svaroga.</text:span></text:a></text:p>
      <text:p text:style-name="P147"><text:a xlink:type="simple" xlink:href="#1.13" text:style-name="Internet_20_link" text:visited-style-name="Visited_20_Internet_20_Link"><text:span text:style-name="T151">1.13</text:span></text:a><text:a xlink:type="simple" xlink:href="#1.13" text:style-name="Internet_20_link" text:visited-style-name="Visited_20_Internet_20_Link"><text:span text:style-name="T124"> </text:span></text:a><text:a xlink:type="simple" xlink:href="#1.13" text:style-name="Internet_20_link" text:visited-style-name="Visited_20_Internet_20_Link"><text:span text:style-name="T151">Test rejestracji logów w warunkach symulowanego eksperymentu na wzmacniaczem TMSI</text:span></text:a></text:p>
      <text:p text:style-name="P144"><text:a xlink:type="simple" xlink:href="#1.14" text:style-name="Internet_20_link" text:visited-style-name="Visited_20_Internet_20_Link"><text:span text:style-name="T151">1.14 Test rejestracji logów w warunkach symulowanego eksperymentu na wzmacniaczu openbci.</text:span></text:a></text:p>
      <text:p text:style-name="P134"><text:a xlink:type="simple" xlink:href="#1.15" text:style-name="Internet_20_link" text:visited-style-name="Visited_20_Internet_20_Link"><text:span text:style-name="T118">1.1</text:span></text:a><text:a xlink:type="simple" xlink:href="#1.15" text:style-name="Internet_20_link" text:visited-style-name="Visited_20_Internet_20_Link"><text:span text:style-name="T127">5</text:span></text:a><text:a xlink:type="simple" xlink:href="#1.15" text:style-name="Internet_20_link" text:visited-style-name="Visited_20_Internet_20_Link"><text:span text:style-name="T124"> Test rejestracji logów dla długiego eksperymentu </text:span></text:a><text:a xlink:type="simple" xlink:href="#1.15" text:style-name="Internet_20_link" text:visited-style-name="Visited_20_Internet_20_Link"><text:span text:style-name="T125">(~16 h)</text:span></text:a><text:a xlink:type="simple" xlink:href="#1.15" text:style-name="Internet_20_link" text:visited-style-name="Visited_20_Internet_20_Link"><text:span text:style-name="T124">.</text:span></text:a></text:p>
      <text:p text:style-name="P153"><text:a xlink:type="simple" xlink:href="#1.16" text:style-name="Internet_20_link" text:visited-style-name="Visited_20_Internet_20_Link"><text:span text:style-name="T145">1.1</text:span></text:a><text:a xlink:type="simple" xlink:href="#1.16" text:style-name="Internet_20_link" text:visited-style-name="Visited_20_Internet_20_Link"><text:span text:style-name="T146">6</text:span></text:a><text:a xlink:type="simple" xlink:href="#1.16" text:style-name="Internet_20_link" text:visited-style-name="Visited_20_Internet_20_Link"><text:span text:style-name="T141"> </text:span></text:a><text:a xlink:type="simple" xlink:href="#1.16" text:style-name="Internet_20_link" text:visited-style-name="Visited_20_Internet_20_Link"><text:span text:style-name="T145">Za</text:span></text:a><text:a xlink:type="simple" xlink:href="#1.16" text:style-name="Internet_20_link" text:visited-style-name="Visited_20_Internet_20_Link"><text:span text:style-name="T147">trzymanie</text:span></text:a><text:a xlink:type="simple" xlink:href="#1.16" text:style-name="Internet_20_link" text:visited-style-name="Visited_20_Internet_20_Link"><text:span text:style-name="T145"> eksperymentu </text:span></text:a><text:a xlink:type="simple" xlink:href="#1.16" text:style-name="Internet_20_link" text:visited-style-name="Visited_20_Internet_20_Link"><text:span text:style-name="T147">w obci_gui </text:span></text:a><text:a xlink:type="simple" xlink:href="#1.16" text:style-name="Internet_20_link" text:visited-style-name="Visited_20_Internet_20_Link"><text:span text:style-name="T145">i szybkie, ponowne uruchomienie </text:span></text:a><text:a xlink:type="simple" xlink:href="#1.16" text:style-name="Internet_20_link" text:visited-style-name="Visited_20_Internet_20_Link"><text:span text:style-name="T147">eksperymentu</text:span></text:a><text:a xlink:type="simple" xlink:href="#1.16" text:style-name="Internet_20_link" text:visited-style-name="Visited_20_Internet_20_Link"><text:span text:style-name="T145">.</text:span></text:a></text:p>
      <text:p text:style-name="P186"/>
      <text:p text:style-name="P203">Przed uruchomieniem dowolnego scenariusza należy usunąć zawartość katalogu ~/.obci/logs.</text:p>
      <text:p text:style-name="P106"/>
      <text:p text:style-name="P130">Podstawowe <text:span text:style-name="T75">etapy poszczególnych </text:span>scenariusz<text:span text:style-name="T73">y</text:span> testowych:</text:p>
      <text:p text:style-name="P107"/>
      <text:p text:style-name="P174"><text:bookmark text:name="11"/><text:span text:style-name="T3">1.</text:span><text:span text:style-name="T2">1</text:span> Test rejestracji logów Svaroga uruchomionego samodzielnie.</text:p>
      <text:p text:style-name="P110"/>
      <text:p text:style-name="P108">A. Uruchom<text:span text:style-name="T79">ienie</text:span> Svarog-a i wczyta<text:span text:style-name="T79">nie</text:span> sygnał<text:span text:style-name="T79">u</text:span> testow<text:span text:style-name="T79">ego</text:span></text:p>
      <text:p text:style-name="P108">B. Sprawd<text:span text:style-name="T79">zenie</text:span> zawartoś<text:span text:style-name="T80">ci</text:span> katalogu ~/.obci/logs</text:p>
      <text:p text:style-name="P108">C. Zamk<text:span text:style-name="T79">nięcie</text:span> Svarog-a</text:p>
      <text:p text:style-name="P108">D. Sprawd<text:span text:style-name="T79">zenie</text:span> zawartoś<text:span text:style-name="T80">ci</text:span> katalogu ~/.obci/logs</text:p>
      <text:p text:style-name="P121"/>
      <text:p text:style-name="P174"><text:bookmark text:name="12"/><text:span text:style-name="T3">1.</text:span><text:span text:style-name="T2">2</text:span> Test rejestracji logów obci <text:span text:style-name="T55">srv</text:span>.</text:p>
      <text:p text:style-name="P111"/>
      <text:p text:style-name="P108">A. Uruchom<text:span text:style-name="T80">ienie</text:span> obci <text:span text:style-name="T98">srv</text:span></text:p>
      <text:p text:style-name="P108">B. Sprawd<text:span text:style-name="T80">zenie</text:span> zawartoś<text:span text:style-name="T80">ci</text:span> katalogu ~/.obci/logs</text:p>
      <text:p text:style-name="P108">C. Zamkni<text:span text:style-name="T80">ęcie</text:span> obci sr<text:span text:style-name="T72">v</text:span></text:p>
      <text:p text:style-name="P108">D. <text:span text:style-name="T72">Sprawdzenie zawartość katalogu ~/.obci/logs</text:span></text:p>
      <text:p text:style-name="P111"/>
      <text:p text:style-name="P174"><text:span text:style-name="T3">1.3</text:span> Test rejestracji logów obci</text:p>
      <text:p text:style-name="P174"/>
      <text:p text:style-name="P108">A. Uruchom<text:span text:style-name="T80">ienie</text:span> obci <text:span text:style-name="T72">gui</text:span> <text:span text:style-name="T72">oraz</text:span> scenariusz<text:span text:style-name="T80">a</text:span> Dummy amplifier</text:p>
      <text:p text:style-name="P108">B. Sprawd<text:span text:style-name="T80">zenie</text:span> zawartoś<text:span text:style-name="T80">ci</text:span> katalogu ~/.obci/logs</text:p>
      <text:p text:style-name="P108">C. Przerw<text:span text:style-name="T80">anie</text:span> scenariusz<text:span text:style-name="T80">a</text:span> Dummy amplifier, zamkni<text:span text:style-name="T80">ęcie</text:span> obci <text:span text:style-name="T72">gui i obci_srv</text:span></text:p>
      <text:p text:style-name="P108"><text:span text:style-name="T72">D</text:span>. Sprawd<text:span text:style-name="T80">zenie</text:span> zawartoś<text:span text:style-name="T80">ci</text:span> katalogu ~/.obci/logs</text:p>
      <text:p text:style-name="P108"/>
      <text:p text:style-name="P210"/>
      <text:p text:style-name="P201"><text:bookmark text:name="14"/><text:span text:style-name="T4">1.4</text:span> Test rejestracji logów po pod<text:span text:style-name="T83">łączeniu</text:span> Svarog-a pod <text:span text:style-name="T83">scenariusz</text:span> uruchomiony <text:span text:style-name="T74">w obci gui</text:span></text:p>
      <text:p text:style-name="P114"/>
      <text:p text:style-name="P114">A. Uruchom<text:span text:style-name="T80">ienie</text:span> obci gui oraz scenariusz<text:span text:style-name="T80">a</text:span> Dummy Amplifier</text:p>
      <text:p text:style-name="P114">B. Uruchom<text:span text:style-name="T80">ienie</text:span> Svarog-a ze scenariuszem Dummy amplifier</text:p>
      <text:p text:style-name="P116">C. Sprawd<text:span text:style-name="T80">zenie</text:span> zawartoś<text:span text:style-name="T80">ci</text:span> katalogu ~/.obci/logs</text:p>
      <text:p text:style-name="P116">D. Zamkni<text:span text:style-name="T80">ęcie</text:span> Svarog-a, obci gui <text:span text:style-name="T80">i</text:span> obci_srv</text:p>
      <text:p text:style-name="P116">E. Sprawd<text:span text:style-name="T80">zenie</text:span> zawartoś<text:span text:style-name="T80">ci</text:span> katalogu ~/.obci/logs</text:p>
      <text:p text:style-name="P114"/>
      <text:p text:style-name="P175"><text:bookmark text:name="15"/><text:span text:style-name="T3">1.5</text:span> Test <text:span text:style-name="T50">rejestracji logów po uruchomieniu scenariusza z poziomu Svarog-a</text:span></text:p>
      <text:p text:style-name="P112"/>
      <text:p text:style-name="P113">A. Uruchom<text:span text:style-name="T80">ienie</text:span> obci gui</text:p>
      <text:p text:style-name="P113">B. Uruchom<text:span text:style-name="T80">ienie</text:span> Svaroga ze scenariuszem Dummy amplifier</text:p>
      <text:p text:style-name="P113">C. Sprawd<text:span text:style-name="T80">zenie</text:span> zawartoś<text:span text:style-name="T80">ci</text:span> katalogu ~/.obci/logs</text:p>
      <text:p text:style-name="P113">D. Zamkni<text:span text:style-name="T80">ęcie</text:span> Svaroga, obci gui i obci_srv</text:p>
      <text:p text:style-name="P113">E. Sprawd<text:span text:style-name="T80">zenie</text:span> zawartoś<text:span text:style-name="T80">ci</text:span> katalogu ~/.obci/logs</text:p>
      <text:p text:style-name="P109"/>
      <text:p text:style-name="P175"><text:bookmark text:name="16"/><text:span text:style-name="T3">1.6</text:span> Test <text:span text:style-name="T50">rejestracji</text:span> logów po wyłączeniu obci <text:span text:style-name="T74">gui</text:span></text:p>
      <text:p text:style-name="P61"/>
      <text:p text:style-name="P178">Czy po wyłączeniu obci gui eksperyment ma pozostać aktywny ? Teraz po wyłączeniu ( C ) svarog czeka na próbkę, wyświetla się crash report. <text:span text:style-name="T97">Po ponownym włączeniu obci gui eksperymenty nieaktywne. Zamknięcie obci gui zabija wszystkie peery.</text:span></text:p>
      <text:p text:style-name="P177"/>
      <text:p text:style-name="P61">A. Uruchom<text:span text:style-name="T80">ienie</text:span> obci gui oraz scenariusz<text:span text:style-name="T93">a</text:span> Dummy amplifier</text:p>
      <text:p text:style-name="P61">B. Uruchom<text:span text:style-name="T80">ienie</text:span> Svarog-a ze scenariuszem Dummy amplifier</text:p>
      <text:p text:style-name="P61">C. Wyłąc<text:span text:style-name="T80">zenie</text:span> obci gui</text:p>
      <text:p text:style-name="P61">D. Sprawd<text:span text:style-name="T80">zenie</text:span> zawartość katalogu ~/.obci/logs (gdzie loguje Svarog)</text:p>
      <text:p text:style-name="P61">E. Zamkni<text:span text:style-name="T80">ęcie</text:span> Svarog-a oraz obci_srv</text:p>
      <text:p text:style-name="P61">F. Sprawd<text:span text:style-name="T80">zenie</text:span> zawartość katalogu ~/.obci/logs</text:p>
      <text:p text:style-name="P61"/>
      <text:p text:style-name="P70">D -- wszystkie źródła, svarog w serverze</text:p>
      <text:p text:style-name="P70">F – wszystko w logs.sqlite, folder usunięty</text:p>
      <text:p text:style-name="P61"/>
      <text:p text:style-name="P54"><text:bookmark text:name="17"/><text:span text:style-name="T67">1.7</text:span><text:span text:style-name="T59"> Test rejestracji </text:span><text:span text:style-name="T71">logów po wyłączeniu i ponownym włączeniu Svaroga.</text:span></text:p>
      <text:p text:style-name="P179"/>
      <text:p text:style-name="P61">A. Uruchom<text:span text:style-name="T80">ienie</text:span> obci gui oraz scenariusz<text:span text:style-name="T80">a</text:span> Dummy amplifier</text:p>
      <text:p text:style-name="P61">B. Uruchom<text:span text:style-name="T80">ienie</text:span> Svarog-a ze scenariuszem Dummy amplifier</text:p>
      <text:p text:style-name="P61">C. Wyłącz<text:span text:style-name="T80">enie</text:span> Svarog-a</text:p>
      <text:p text:style-name="P61">D. Sprawd<text:span text:style-name="T80">zenie</text:span> zawartoś<text:span text:style-name="T80">ci</text:span> katalogu ~/.obci/logs</text:p>
      <text:p text:style-name="P61">E. Włącz<text:span text:style-name="T80">enie</text:span> Svarog-a ze scenariuszem Dummy amplifier</text:p>
      <text:p text:style-name="P61">F. Sprawd<text:span text:style-name="T80">zenie</text:span> zawartoś<text:span text:style-name="T80">ci</text:span> katalogu ~/.obci/logs</text:p>
      <text:p text:style-name="P61">G. Zamkni<text:span text:style-name="T80">ęcie</text:span> Svarog-a, obci gui, obci_srv</text:p>
      <text:p text:style-name="P61">H. Sprawd<text:span text:style-name="T80">zenie</text:span> zawartoś<text:span text:style-name="T80">ci</text:span> katalogu ~/.obci/logs</text:p>
      <text:p text:style-name="P54"/>
      <text:p text:style-name="P70">D – wszystko w folderze servera <text:span text:style-name="T96">(server, eksperyment, svarog)</text:span></text:p>
      <text:p text:style-name="P70">F – dalej wszystko w folderze</text:p>
      <text:p text:style-name="P70">G – wszystko zwinięte do logs.sqlite I usunięte</text:p>
      <text:p text:style-name="P54"/>
      <text:p text:style-name="P206"/>
      <text:p text:style-name="P193"><text:bookmark text:name="18"/><text:span text:style-name="T3">1.8</text:span> Test rejestracj logów po wyłączeniu i ponownym włączeniu obci <text:span text:style-name="T74">gui</text:span></text:p>
      <text:p text:style-name="P72"/>
      <text:p text:style-name="P178">Czy po wyłączeniu obci gui eksperyment ma pozostać aktywny ? Teraz, po wyłączeniu ( C ) svarog czeka na próbkę, wyświetla się crash report. <text:span text:style-name="T97">Po ponownym włączeniu obci gui eksperymenty nieaktywne. Zamknięcie obci gui zabija wszystkie peer-y.</text:span></text:p>
      <text:p text:style-name="P178"/>
      <text:p text:style-name="P61">A. Uruchom<text:span text:style-name="T80">ienie</text:span> obci gui oraz scenariusz<text:span text:style-name="T80">a</text:span> Dummy amplifier</text:p>
      <text:p text:style-name="P61">B. Uruchom<text:span text:style-name="T80">ienie</text:span> Svarog-a ze scenariuszem Dummy amplifier</text:p>
      <text:p text:style-name="P61">C. Wyłącz<text:span text:style-name="T80">enie</text:span> obci gui</text:p>
      <text:p text:style-name="P61">D. Sprawd<text:span text:style-name="T80">zenie</text:span> zawartość katalogu ~/.obci/logs (gdzie loguje Svarog)</text:p>
      <text:p text:style-name="P61">E. Włącz<text:span text:style-name="T80">enie</text:span> obci gui oraz scenariusz<text:span text:style-name="T80">a</text:span> Dummy amplifier</text:p>
      <text:p text:style-name="P61">F. Sprawd<text:span text:style-name="T80">zenie</text:span> zawartoś<text:span text:style-name="T80">ci</text:span> katalogu ~/.obci/logs</text:p>
      <text:p text:style-name="P61">G. Wyłącz<text:span text:style-name="T80">enie</text:span> Svarog-a, obci gui, obci_src.</text:p>
      <text:p text:style-name="P63"><text:span text:style-name="T94">H.</text:span> Sprawd<text:span text:style-name="T80">zenie</text:span> zawartość katalogu ~/.obci/logs</text:p>
      <text:p text:style-name="P63"/>
      <text:p text:style-name="P70">D – wszystko w folderze servera <text:span text:style-name="T96">(server, eksperyment, svarog)</text:span></text:p>
      <text:p text:style-name="P70">F – wszystko w folderze servera</text:p>
      <text:p text:style-name="P70">H – zwinięte do logs.sqlite, usunięte</text:p>
      <text:p text:style-name="P63"/>
      <text:p text:style-name="P135"><text:bookmark text:name="19"/><text:span text:style-name="T5">1.9</text:span><text:span text:style-name="T74"> Test rejestracji logów z dwóch eksperymentów uruchomionych jeden po drugim</text:span></text:p>
      <text:p text:style-name="P59"/>
      <text:p text:style-name="P61">A. Uruchom<text:span text:style-name="T80">ienie</text:span> obci gui oraz scenariusz<text:span text:style-name="T80">a</text:span> Dummy amplifier</text:p>
      <text:p text:style-name="P61">B. Uruchom<text:span text:style-name="T80">ienie</text:span> Svarog-a ze scenariuszem Dummy amplifier</text:p>
      <text:p text:style-name="P61">C. Wyłącz<text:span text:style-name="T80">enie</text:span> Svarog-a</text:p>
      <text:p text:style-name="P61">D. <text:span text:style-name="T95">Zakończenie scenariusza Dummy amplifier</text:span></text:p>
      <text:p text:style-name="P61">E. Sprawd<text:span text:style-name="T80">zenie</text:span> zawartoś<text:span text:style-name="T80">ci</text:span> katalogu ~/.obci/logs</text:p>
      <text:p text:style-name="P61">F. <text:span text:style-name="T95">Uruchomienie</text:span> scenariusz<text:span text:style-name="T80">a</text:span> <text:span text:style-name="T95">Random</text:span> amplifier</text:p>
      <text:p text:style-name="P61"><text:span text:style-name="T95">G</text:span>. <text:span text:style-name="T99">Uruchomienie</text:span> Svarog-a ze scenariuszem <text:span text:style-name="T95">Random</text:span> amplifier</text:p>
      <text:p text:style-name="P61"><text:span text:style-name="T95">H.</text:span> Sprawd<text:span text:style-name="T80">zenie</text:span> zawartoś<text:span text:style-name="T80">ci</text:span> katalogu ~/.obci/logs</text:p>
      <text:p text:style-name="P61"><text:span text:style-name="T95">I</text:span>. Zamk<text:span text:style-name="T80">nięcie </text:span>Svarog-a, obci gui, obci_srv</text:p>
      <text:p text:style-name="P61"><text:span text:style-name="T95">J</text:span>. Sprawd<text:span text:style-name="T80">zenie</text:span> zawartoś<text:span text:style-name="T80">ci</text:span> katalogu ~/.obci/logs</text:p>
      <text:p text:style-name="P61"/>
      <text:p text:style-name="P70">E – wszystko w folderze <text:span text:style-name="T96">(server, dwa eksperymenty, svarog)</text:span></text:p>
      <text:p text:style-name="P71">H – wszystko w folderze nowy eksperyment</text:p>
      <text:p text:style-name="P71">J – logs.sqlite</text:p>
      <text:p text:style-name="P61"/>
      <text:p text:style-name="P136"><text:bookmark text:name="110"/><text:span text:style-name="T3">1.</text:span><text:span text:style-name="T2">1</text:span><text:span text:style-name="T6">0</text:span> Test rejestracji logów z <text:span text:style-name="T76">dwóch</text:span> <text:span text:style-name="T56">eksperymentów uruchomionych jednocześnie</text:span></text:p>
      <text:p text:style-name="P59"/>
      <text:p text:style-name="P62">A. Uruchom<text:span text:style-name="T80">ienie</text:span> obci gui oraz scenariusz<text:span text:style-name="T80">a</text:span> Dummy amplifier</text:p>
      <text:p text:style-name="P62">B. Uruchom<text:span text:style-name="T80">ienie</text:span> Svarog-a ze scenariuszem Dummy amplifier</text:p>
      <text:p text:style-name="P62"><text:span text:style-name="T76">C</text:span>. Uruchom<text:span text:style-name="T80">ienie w</text:span> obci scenariusz<text:span text:style-name="T80">a</text:span> <text:span text:style-name="T76">Random</text:span> amplifier</text:p>
      <text:p text:style-name="P62"><text:span text:style-name="T76">D</text:span>. <text:span text:style-name="T169">Podłączenie</text:span> Svarog-a <text:span text:style-name="T169">do</text:span> scenariusz<text:span text:style-name="T169">a</text:span> <text:span text:style-name="T76">Random</text:span> amplifier</text:p>
      <text:p text:style-name="P62">E. Sprawd<text:span text:style-name="T80">zenie</text:span> zawartoś<text:span text:style-name="T80">ci</text:span> katalogu ~/.obci/logs</text:p>
      <text:p text:style-name="P62">E. <text:span text:style-name="T76">Zamknięcie</text:span> <text:span text:style-name="T76">obci gui i </text:span>Svarog-a</text:p>
      <text:p text:style-name="P62">F. Sprawd<text:span text:style-name="T80">zenie</text:span> zawartoś<text:span text:style-name="T80">ci</text:span> katalogu ~/.obci/logs</text:p>
      <text:p text:style-name="P62">G. Zamkni<text:span text:style-name="T80">ęcie</text:span> obci_srv</text:p>
      <text:p text:style-name="P62">H. Sprawd<text:span text:style-name="T80">zenie</text:span> zawartoś<text:span text:style-name="T80">ci</text:span> katalogu ~/.obci/logs</text:p>
      <text:p text:style-name="P62"/>
      <text:p text:style-name="P122">E – wszystko w folderze (server, dwa ekspery<text:span text:style-name="T156">m</text:span>enty, svarog)</text:p>
      <text:p text:style-name="P122">F – wszystko w folderze</text:p>
      <text:p text:style-name="P122">H – logs.sqlite</text:p>
      <text:p text:style-name="P192"><text:bookmark text:name="111"/><text:span text:style-name="T3">1.</text:span><text:span text:style-name="T2">1</text:span><text:span text:style-name="T6">1</text:span> Test rejestracji logów z <text:span text:style-name="T56">dwóch</text:span> <text:span text:style-name="T56">eksperymentów uruchomionych jeden po drugim. Jeden uruchomiony z poziomu obci gui, drugi z poziomu Svarog-a.</text:span></text:p>
      <text:p text:style-name="P58"/>
      <text:p text:style-name="P62">A. Uruchom<text:span text:style-name="T80">ienie</text:span> obci gui oraz scenariusz<text:span text:style-name="T80">a</text:span> Dummy amplifier</text:p>
      <text:p text:style-name="P62">B. Uruchom<text:span text:style-name="T80">ienie</text:span> Svarog-a ze scenariuszem Dummy amplifier</text:p>
      <text:p text:style-name="P62"><text:span text:style-name="T76">C</text:span>. <text:span text:style-name="T76">Zamknięcie scenariusza Dummy amplifier w Svarog-u</text:span></text:p>
      <text:p text:style-name="P62"><text:span text:style-name="T76">D</text:span>. <text:span text:style-name="T76">Zatrzymanie scenariusza Dummy amplifier w obci gui</text:span></text:p>
      <text:p text:style-name="P62"><text:span text:style-name="T76">E</text:span>. Uruchom<text:span text:style-name="T80">ienie</text:span> <text:span text:style-name="T76">w Svarog-u</text:span> scenariusz<text:span text:style-name="T80">a</text:span> <text:span text:style-name="T76">Random</text:span> amplifier</text:p>
      <text:p text:style-name="P62">F. Sprawd<text:span text:style-name="T80">zenie</text:span> zawartoś<text:span text:style-name="T80">ci</text:span> katalogu ~/.obci/logs</text:p>
      <text:p text:style-name="P62">E. <text:span text:style-name="T76">Zamknięcie</text:span> <text:span text:style-name="T76">Svarog-a, obci gui i obci_src</text:span></text:p>
      <text:p text:style-name="P62">F. Sprawd<text:span text:style-name="T80">zenie</text:span> zawartoś<text:span text:style-name="T80">ci</text:span> katalogu ~/.obci/logs</text:p>
      <text:p text:style-name="P62"/>
      <text:p text:style-name="P137"><text:bookmark text:name="112"/><text:span text:style-name="T3">1.</text:span><text:span text:style-name="T2">1</text:span><text:span text:style-name="T6">2</text:span> Test rejestracji logów z <text:span text:style-name="T56">dwóch</text:span> <text:span text:style-name="T56">eksperymentów uruchomionych jednocześnie. Jeden uruchomiony z poziomu obci, drugi z poziomu Svaroga.</text:span></text:p>
      <text:p text:style-name="P55"/>
      <text:p text:style-name="P62">A. Uruchom<text:span text:style-name="T80">ienie</text:span> obci gui oraz scenariusz<text:span text:style-name="T80">a</text:span> Dummy amplifier</text:p>
      <text:p text:style-name="P62">B. Uruchom<text:span text:style-name="T80">ienie</text:span> Svarog-a ze scenariuszem Dummy amplifier</text:p>
      <text:p text:style-name="P62"><text:span text:style-name="T76">E</text:span>. Uruchom<text:span text:style-name="T80">ienie</text:span> <text:span text:style-name="T76">w Svarog-u</text:span> scenariusz<text:span text:style-name="T80">a</text:span> <text:span text:style-name="T76">Random</text:span> amplifier</text:p>
      <text:p text:style-name="P62">F. Sprawd<text:span text:style-name="T80">zenie</text:span> zawartoś<text:span text:style-name="T80">ci</text:span> katalogu ~/.obci/logs</text:p>
      <text:p text:style-name="P62">E. <text:span text:style-name="T76">Zamknięcie</text:span> <text:span text:style-name="T76">Svarog-a, obci gui i obci_src</text:span></text:p>
      <text:p text:style-name="P62">F. Sprawd<text:span text:style-name="T80">zenie</text:span> zawartoś<text:span text:style-name="T80">ci</text:span> katalogu ~/.obci/logs</text:p>
      <text:p text:style-name="P62"/>
      <text:p text:style-name="P11"><text:bookmark text:name="1.13"/>1.13 <text:span text:style-name="T34">Test rejestracji logów w warunkach symulowanego eksperymentu na wzmacniaczem TMSI</text:span></text:p>
      <text:p text:style-name="P211"/>
      <text:p text:style-name="P124">A. Podłączenie zestawu do komputera</text:p>
      <text:p text:style-name="P115"><text:span text:style-name="T168">B</text:span>. Uruchom<text:span text:style-name="T80">ienie</text:span> obci gui oraz scenariusz<text:span text:style-name="T80">a</text:span> <text:span text:style-name="T168">TMSI Amplifier</text:span></text:p>
      <text:p text:style-name="P115"><text:span text:style-name="T168">C</text:span>. Uruchom<text:span text:style-name="T80">ienie</text:span> Svarog-a ze scenariuszem <text:span text:style-name="T168">TMSI Amplifier</text:span></text:p>
      <text:p text:style-name="P117">C. Sprawd<text:span text:style-name="T80">zenie</text:span> zawartoś<text:span text:style-name="T80">ci</text:span> katalogu ~/.obci/logs</text:p>
      <text:p text:style-name="P117">D. Zamkni<text:span text:style-name="T80">ęcie</text:span> Svarog-a, obci gui <text:span text:style-name="T80">i</text:span> obci_srv</text:p>
      <text:p text:style-name="P117">E. Sprawd<text:span text:style-name="T80">zenie</text:span> zawartoś<text:span text:style-name="T80">ci</text:span> katalogu ~/.obci/logs</text:p>
      <text:p text:style-name="P115"/>
      <text:p text:style-name="P143"><text:bookmark text:name="1.14"/>1.14 <text:span text:style-name="T34">Test rejestracji logów w warunkach symulowanego eksperymentu na wzmacniaczu openbci.</text:span></text:p>
      <text:p text:style-name="P207"/>
      <text:p text:style-name="P124">A. Podłączenie zestawu do komputera</text:p>
      <text:p text:style-name="P115"><text:span text:style-name="T168">B</text:span>. Uruchom<text:span text:style-name="T80">ienie</text:span> obci gui oraz scenariusz<text:span text:style-name="T80">a</text:span> <text:span text:style-name="T168">OpenBCIv3 Amplifier</text:span></text:p>
      <text:p text:style-name="P115"><text:span text:style-name="T168">C</text:span>. Uruchom<text:span text:style-name="T80">ienie</text:span> Svarog-a ze scenariuszem <text:span text:style-name="T168">OpenBCIv3 Amplifier</text:span></text:p>
      <text:p text:style-name="P117">C. Sprawd<text:span text:style-name="T80">zenie</text:span> zawartoś<text:span text:style-name="T80">ci</text:span> katalogu ~/.obci/logs</text:p>
      <text:p text:style-name="P117">D. Zamkni<text:span text:style-name="T80">ęcie</text:span> Svarog-a, obci gui <text:span text:style-name="T80">i</text:span> obci_srv</text:p>
      <text:p text:style-name="P117">E. Sprawd<text:span text:style-name="T80">zenie</text:span> zawartoś<text:span text:style-name="T80">ci</text:span> katalogu ~/.obci/logs</text:p>
      <text:p text:style-name="P117"/>
      <text:p text:style-name="P133"><text:bookmark text:name="1.15"/><text:span text:style-name="T3">1.1</text:span><text:span text:style-name="T7">5</text:span> Test rejestracji logów dla długiego eksperymentu <text:span text:style-name="T52">(~16 h)</text:span>.</text:p>
      <text:p text:style-name="P118"/>
      <text:p text:style-name="P62">A. Uruchom<text:span text:style-name="T80">ienie</text:span> obci gui oraz scenariusz<text:span text:style-name="T80">a</text:span> Dummy amplifier</text:p>
      <text:p text:style-name="P62">B. Uruchom<text:span text:style-name="T80">ienie</text:span> Svarog-a ze scenariuszem Dummy amplifier</text:p>
      <text:p text:style-name="P119">C. Po ~16h sprawd<text:span text:style-name="T80">zenie</text:span> zawartoś<text:span text:style-name="T80">ci</text:span> katalogu ~/.obci/logs</text:p>
      <text:p text:style-name="P119">D. Zamkni<text:span text:style-name="T80">ęcie</text:span> Svarog-a, obci gui, obci_srv</text:p>
      <text:p text:style-name="P119">E. Sprawd<text:span text:style-name="T80">zenie</text:span> zawartoś<text:span text:style-name="T80">ci</text:span> katalogu ~/.obci/logs</text:p>
      <text:p text:style-name="P119"/>
      <text:p text:style-name="P12"><text:bookmark text:name="1.16"/><text:span text:style-name="T22">1.1</text:span><text:span text:style-name="T23">6</text:span><text:span text:style-name="T22"> </text:span><text:span text:style-name="T27">Zamknięcie Svarog-a, eksperymentu i szybkie ponowne </text:span><text:span text:style-name="T28">ich </text:span><text:span text:style-name="T27">uruchomienie.</text:span></text:p>
      <text:p text:style-name="P190"><text:bookmark text:name="rozdzial2"/>2. Rejestracja błędów <text:span text:style-name="T100">i generowanie raportu</text:span></text:p>
      <text:p text:style-name="P49"/>
      <text:p text:style-name="P149">Specyfikacja</text:p>
      <text:p text:style-name="P43"/>
      <text:p text:style-name="P43"><text:span text:style-name="T38">W specyfikacji błędem nazywany jest komunikat od loggera ze statusem Error lub nieobsłużony wyjątek. Wystąpienie b</text:span><text:span text:style-name="T34">ł</text:span><text:span text:style-name="T38">ędu</text:span><text:span text:style-name="T34"> powoduje wygenerowanie raportu (tzw. “crash report”). </text:span><text:span text:style-name="T35">Raport jest generowany </text:span><text:span text:style-name="T40">na podstawie aktualnych</text:span><text:span text:style-name="T39"> plików z logami </text:span><text:span text:style-name="T40">(patrz </text:span><text:a xlink:type="simple" xlink:href="#rozdzial1" text:style-name="Internet_20_link" text:visited-style-name="Visited_20_Internet_20_Link"><text:span text:style-name="T40">rozdział 1</text:span></text:a><text:span text:style-name="T40">)</text:span><text:span text:style-name="T39">. </text:span></text:p>
      <text:p text:style-name="P205"/>
      <text:p text:style-name="P43"><text:span text:style-name="T45">Raport z</text:span><text:span text:style-name="T35">awiera pełną informacja o eksperymencie, podczas którego błąd wystąpił (z dokładnością do logów </text:span><text:span text:style-name="T38">Svarog-a uruchomionego bez obci_srv</text:span><text:span text:style-name="T35">). Składany jest </text:span><text:span text:style-name="T38">do</text:span><text:span text:style-name="T35"> forma</text:span><text:span text:style-name="T38">tu</text:span><text:span text:style-name="T35"> JSON i u</text:span><text:span text:style-name="T34">mieszczany w folderze ~/.obci/crash_reports. </text:span><text:span text:style-name="T36">U</text:span><text:span text:style-name="T34">żytkownik informowany jest o wystąpieniu błędu </text:span><text:span text:style-name="T37">i pytany o zgodę na przesłanie raportu do Sentry (dedykowanego serwera). Odmowa użytkownika </text:span><text:span text:style-name="T38">powoduje us</text:span><text:span text:style-name="T46">u</text:span><text:span text:style-name="T38">nięcie raportu.</text:span></text:p>
      <text:p text:style-name="P52"/>
      <text:p text:style-name="P40"><text:span text:style-name="T2">Cel<text:line-break/></text:span>Weryfikacja poprawności <text:span text:style-name="T160">generowania raportów na podstawie powyższego opisu.</text:span></text:p>
      <text:p text:style-name="P40"/>
      <text:p text:style-name="P126">Założenia początkowe</text:p>
      <text:p text:style-name="P102">Testy przeprowadzane są na komputerze z systemem Ubuntu16.04, z zainstalowanymi pakietami obci i Svarog. <text:span text:style-name="T33">Warunkiem koniecznym wygenerowania “crash report” jest pojawienie się błędu.</text:span></text:p>
      <text:p text:style-name="P120">Na potrzeby testów przyjęto z<text:span text:style-name="T159">estaw</text:span> błędów. <text:span text:style-name="T100">C</text:span>elowo wywołane rozpoczynają procedurę testową.</text:p>
      <text:p text:style-name="P120"><text:span text:style-name="T159">- błąd</text:span> obci <text:span text:style-name="T159">srv</text:span>:</text:p>
      <text:p text:style-name="P123">- błąd obci gui:</text:p>
      <text:p text:style-name="P123">- błąd Svarog-a:</text:p>
      <text:p text:style-name="P41"/>
      <text:p text:style-name="P34">Kryterium akceptacji testów</text:p>
      <text:p text:style-name="P92"><text:span text:style-name="T102">- Z</text:span><text:span text:style-name="T101">awartości folderu ~/.obci/</text:span><text:span text:style-name="T103">crash_reports</text:span><text:span text:style-name="T101"> zgodna z oczekiwaniami </text:span><text:span text:style-name="T102">na każdym etapie realizacji scenariusza</text:span><text:span text:style-name="T101">.</text:span></text:p>
      <text:p text:style-name="P148"/>
      <text:p text:style-name="P148"/>
      <text:p text:style-name="P196">Scenariusze testowe</text:p>
      <text:p text:style-name="P69"/>
      <text:p text:style-name="P68"><text:span text:style-name="T159">S</text:span>cenariusze przewidują, że po wystąpieniu błędu wszystkie komponenty systemu zostają zamknięte. Jeżeli dopuszczalne jest wznowienie pracy systemu po wystąpieniu błędu należy opracować dodatkowy zestaw testów.</text:p>
      <text:p text:style-name="P80"/>
      <text:p text:style-name="P204">Przed uruchomieniem dowolnego scenariusza należy usunąć zawartość katalogu ~/.obci</text:p>
      <text:p text:style-name="P166"><text:span text:style-name="T19">P</text:span><text:span text:style-name="T20">odczas</text:span><text:span text:style-name="T19"> testów użytkownik za każdym razem odrzuca wysyłanie raportu. </text:span><text:span text:style-name="T21">Scenariusz nie jest uznawany za zakończony dopóki nie zostanie zamknięte okno z komunikatem o wystąpieniu błędu oraz nie zostanie zamknięty obci_srv.</text:span></text:p>
      <text:p text:style-name="P79"/>
      <text:p text:style-name="P85">W scenariuszach testowych wyróżniono dwie grupy testów. Na pierwszą grupę składają <text:span text:style-name="T173">się</text:span> testy: <text:span text:style-name="T111">2.1, 2.2, 2.3</text:span>. Weryfikują one poprawność wygenerowania raportu w zależności od typu błędu. Druga grupa weryfikuje poprawność wygenerowania raportu w zależności od zawartości katalogu ~/.obci/logs.</text:p>
      <text:p text:style-name="P85"/>
      <text:p text:style-name="P131">I. Zbiór testów weryfikujących poprawność wygenerowanego raportu w zależności od typu wywołanego błędu.</text:p>
      <text:p text:style-name="P132"/>
      <text:p text:style-name="P81"><text:span text:style-name="T107">W pierwszym zbiorze s</text:span>tandardowa procedura testowa przewiduje uruchomienie eksperymentu według scenariusza 1.4 <text:span text:style-name="T107">(krok A i B)</text:span>, a następenie wywołanie <text:span text:style-name="T160">określonego</text:span> błędu.</text:p>
      <text:p text:style-name="P73"/>
      <text:p text:style-name="P145"><text:a xlink:type="simple" xlink:href="#2.1" text:style-name="Internet_20_link" text:visited-style-name="Visited_20_Internet_20_Link"><text:span text:style-name="T112">2.</text:span></text:a><text:a xlink:type="simple" xlink:href="#2.1" text:style-name="Internet_20_link" text:visited-style-name="Visited_20_Internet_20_Link"><text:span text:style-name="T113">1</text:span></text:a><text:a xlink:type="simple" xlink:href="#2.1" text:style-name="Internet_20_link" text:visited-style-name="Visited_20_Internet_20_Link"><text:span text:style-name="T112"> </text:span></text:a><text:a xlink:type="simple" xlink:href="#2.1" text:style-name="Internet_20_link" text:visited-style-name="Visited_20_Internet_20_Link"><text:span text:style-name="T149">Test g</text:span></text:a><text:a xlink:type="simple" xlink:href="#2.1" text:style-name="Internet_20_link" text:visited-style-name="Visited_20_Internet_20_Link"><text:span text:style-name="T148">enerowani</text:span></text:a><text:a xlink:type="simple" xlink:href="#2.1" text:style-name="Internet_20_link" text:visited-style-name="Visited_20_Internet_20_Link"><text:span text:style-name="T149">a</text:span></text:a><text:a xlink:type="simple" xlink:href="#2.1" text:style-name="Internet_20_link" text:visited-style-name="Visited_20_Internet_20_Link"><text:span text:style-name="T148"> raportu po wystąpieniu błędu </text:span></text:a><text:a xlink:type="simple" xlink:href="#2.1" text:style-name="Internet_20_link" text:visited-style-name="Visited_20_Internet_20_Link"><text:span text:style-name="T149">Svarog-a</text:span></text:a></text:p>
      <text:p text:style-name="P150"><text:a xlink:type="simple" xlink:href="#2.2" text:style-name="Internet_20_link" text:visited-style-name="Visited_20_Internet_20_Link"><text:span text:style-name="T136">2.</text:span></text:a><text:a xlink:type="simple" xlink:href="#2.2" text:style-name="Internet_20_link" text:visited-style-name="Visited_20_Internet_20_Link"><text:span text:style-name="T137">2</text:span></text:a><text:a xlink:type="simple" xlink:href="#2.2" text:style-name="Internet_20_link" text:visited-style-name="Visited_20_Internet_20_Link"><text:span text:style-name="T136"> </text:span></text:a><text:a xlink:type="simple" xlink:href="#2.2" text:style-name="Internet_20_link" text:visited-style-name="Visited_20_Internet_20_Link"><text:span text:style-name="T143">Test g</text:span></text:a><text:a xlink:type="simple" xlink:href="#2.2" text:style-name="Internet_20_link" text:visited-style-name="Visited_20_Internet_20_Link"><text:span text:style-name="T142">enerowani</text:span></text:a><text:a xlink:type="simple" xlink:href="#2.2" text:style-name="Internet_20_link" text:visited-style-name="Visited_20_Internet_20_Link"><text:span text:style-name="T143">a</text:span></text:a><text:a xlink:type="simple" xlink:href="#2.2" text:style-name="Internet_20_link" text:visited-style-name="Visited_20_Internet_20_Link"><text:span text:style-name="T142"> raportu po wystąpieniu błędu obci </text:span></text:a><text:a xlink:type="simple" xlink:href="#2.2" text:style-name="Internet_20_link" text:visited-style-name="Visited_20_Internet_20_Link"><text:span text:style-name="T143">srv</text:span></text:a></text:p>
      <text:p text:style-name="P145"><text:a xlink:type="simple" xlink:href="#2.3" text:style-name="Internet_20_link" text:visited-style-name="Visited_20_Internet_20_Link"><text:span text:style-name="T112">2.</text:span></text:a><text:a xlink:type="simple" xlink:href="#2.3" text:style-name="Internet_20_link" text:visited-style-name="Visited_20_Internet_20_Link"><text:span text:style-name="T113">3</text:span></text:a><text:a xlink:type="simple" xlink:href="#2.3" text:style-name="Internet_20_link" text:visited-style-name="Visited_20_Internet_20_Link"><text:span text:style-name="T112"> </text:span></text:a><text:a xlink:type="simple" xlink:href="#2.3" text:style-name="Internet_20_link" text:visited-style-name="Visited_20_Internet_20_Link"><text:span text:style-name="T149">Test g</text:span></text:a><text:a xlink:type="simple" xlink:href="#2.3" text:style-name="Internet_20_link" text:visited-style-name="Visited_20_Internet_20_Link"><text:span text:style-name="T148">enerowani</text:span></text:a><text:a xlink:type="simple" xlink:href="#2.3" text:style-name="Internet_20_link" text:visited-style-name="Visited_20_Internet_20_Link"><text:span text:style-name="T149">a</text:span></text:a><text:a xlink:type="simple" xlink:href="#2.3" text:style-name="Internet_20_link" text:visited-style-name="Visited_20_Internet_20_Link"><text:span text:style-name="T148"> raportu po wystąpieniu błędu obci</text:span></text:a></text:p>
      <text:p text:style-name="P75"/>
      <text:p text:style-name="P152">II. Zbiór testów weryfikujących poprawność wygenerowanego raportu w zależności od zawartości katalogu ~/.obci/logs.</text:p>
      <text:p text:style-name="P152"/>
      <text:p text:style-name="P85">W drugim zbiorze standardowa procedura testowa przewiduje wywoływanie błędu obci (z wyjątkiem scenariuszy 2.4, 2.5). </text:p>
      <text:p text:style-name="P85"/>
      <text:p text:style-name="P138"><text:a xlink:type="simple" xlink:href="#2.4" text:style-name="Internet_20_link" text:visited-style-name="Visited_20_Internet_20_Link"><text:span text:style-name="T128">2.</text:span></text:a><text:a xlink:type="simple" xlink:href="#2.4" text:style-name="Internet_20_link" text:visited-style-name="Visited_20_Internet_20_Link"><text:span text:style-name="T129">4</text:span></text:a><text:a xlink:type="simple" xlink:href="#2.4" text:style-name="Internet_20_link" text:visited-style-name="Visited_20_Internet_20_Link"><text:span text:style-name="T112"> </text:span></text:a><text:a xlink:type="simple" xlink:href="#2.4" text:style-name="Internet_20_link" text:visited-style-name="Visited_20_Internet_20_Link"><text:span text:style-name="T113">Test g</text:span></text:a><text:a xlink:type="simple" xlink:href="#2.4" text:style-name="Internet_20_link" text:visited-style-name="Visited_20_Internet_20_Link"><text:span text:style-name="T112">enerowani</text:span></text:a><text:a xlink:type="simple" xlink:href="#2.4" text:style-name="Internet_20_link" text:visited-style-name="Visited_20_Internet_20_Link"><text:span text:style-name="T113">a</text:span></text:a><text:a xlink:type="simple" xlink:href="#2.4" text:style-name="Internet_20_link" text:visited-style-name="Visited_20_Internet_20_Link"><text:span text:style-name="T112"> raportu z wystąpienia błędu </text:span></text:a><text:a xlink:type="simple" xlink:href="#2.4" text:style-name="Internet_20_link" text:visited-style-name="Visited_20_Internet_20_Link"><text:span text:style-name="T114">Svarog-a</text:span></text:a><text:a xlink:type="simple" xlink:href="#2.4" text:style-name="Internet_20_link" text:visited-style-name="Visited_20_Internet_20_Link"><text:span text:style-name="T112"> w scenariuszu 1.</text:span></text:a><text:a xlink:type="simple" xlink:href="#2.4" text:style-name="Internet_20_link" text:visited-style-name="Visited_20_Internet_20_Link"><text:span text:style-name="T114">1</text:span></text:a><text:a xlink:type="simple" xlink:href="#2.4" text:style-name="Internet_20_link" text:visited-style-name="Visited_20_Internet_20_Link"><text:span text:style-name="T112"> po wykonaniu kroku A.</text:span></text:a></text:p>
      <text:p text:style-name="P82"><text:a xlink:type="simple" xlink:href="#2.5" text:style-name="Internet_20_link" text:visited-style-name="Visited_20_Internet_20_Link"><text:span text:style-name="T132">2.</text:span></text:a><text:a xlink:type="simple" xlink:href="#2.5" text:style-name="Internet_20_link" text:visited-style-name="Visited_20_Internet_20_Link"><text:span text:style-name="T133">5</text:span></text:a><text:a xlink:type="simple" xlink:href="#2.5" text:style-name="Internet_20_link" text:visited-style-name="Visited_20_Internet_20_Link"><text:span text:style-name="T136"> </text:span></text:a><text:a xlink:type="simple" xlink:href="#2.5" text:style-name="Internet_20_link" text:visited-style-name="Visited_20_Internet_20_Link"><text:span text:style-name="T137">Test g</text:span></text:a><text:a xlink:type="simple" xlink:href="#2.5" text:style-name="Internet_20_link" text:visited-style-name="Visited_20_Internet_20_Link"><text:span text:style-name="T136">enerowani</text:span></text:a><text:a xlink:type="simple" xlink:href="#2.5" text:style-name="Internet_20_link" text:visited-style-name="Visited_20_Internet_20_Link"><text:span text:style-name="T137">a</text:span></text:a><text:a xlink:type="simple" xlink:href="#2.5" text:style-name="Internet_20_link" text:visited-style-name="Visited_20_Internet_20_Link"><text:span text:style-name="T136"> raportu z wystąpienia błędu </text:span></text:a><text:a xlink:type="simple" xlink:href="#2.5" text:style-name="Internet_20_link" text:visited-style-name="Visited_20_Internet_20_Link"><text:span text:style-name="T138">obci srv</text:span></text:a><text:a xlink:type="simple" xlink:href="#2.5" text:style-name="Internet_20_link" text:visited-style-name="Visited_20_Internet_20_Link"><text:span text:style-name="T136"> w scenariuszu 1.2 po wykonaniu kroku A</text:span></text:a><text:a xlink:type="simple" xlink:href="#2.5" text:style-name="Internet_20_link" text:visited-style-name="Visited_20_Internet_20_Link"><text:span text:style-name="T59">.</text:span></text:a></text:p>
      <text:p text:style-name="P82"><text:a xlink:type="simple" xlink:href="#2.6" text:style-name="Internet_20_link" text:visited-style-name="Visited_20_Internet_20_Link"><text:span text:style-name="T132">2.</text:span></text:a><text:a xlink:type="simple" xlink:href="#2.6" text:style-name="Internet_20_link" text:visited-style-name="Visited_20_Internet_20_Link"><text:span text:style-name="T133">6</text:span></text:a><text:a xlink:type="simple" xlink:href="#2.6" text:style-name="Internet_20_link" text:visited-style-name="Visited_20_Internet_20_Link"><text:span text:style-name="T136"> </text:span></text:a><text:a xlink:type="simple" xlink:href="#2.6" text:style-name="Internet_20_link" text:visited-style-name="Visited_20_Internet_20_Link"><text:span text:style-name="T137">Test g</text:span></text:a><text:a xlink:type="simple" xlink:href="#2.6" text:style-name="Internet_20_link" text:visited-style-name="Visited_20_Internet_20_Link"><text:span text:style-name="T136">enerowani</text:span></text:a><text:a xlink:type="simple" xlink:href="#2.6" text:style-name="Internet_20_link" text:visited-style-name="Visited_20_Internet_20_Link"><text:span text:style-name="T137">a</text:span></text:a><text:a xlink:type="simple" xlink:href="#2.6" text:style-name="Internet_20_link" text:visited-style-name="Visited_20_Internet_20_Link"><text:span text:style-name="T136"> raportu z wystąpienia błędu w scenariuszu 1.3 po wykonaniu kroku A.</text:span></text:a><text:span text:style-name="T112"> </text:span></text:p>
      <text:p text:style-name="P74"><text:a xlink:type="simple" xlink:href="#2.7" text:style-name="Internet_20_link" text:visited-style-name="Visited_20_Internet_20_Link"><text:span text:style-name="T132">2.</text:span></text:a><text:a xlink:type="simple" xlink:href="#2.7" text:style-name="Internet_20_link" text:visited-style-name="Visited_20_Internet_20_Link"><text:span text:style-name="T133">7</text:span></text:a><text:a xlink:type="simple" xlink:href="#2.7" text:style-name="Internet_20_link" text:visited-style-name="Visited_20_Internet_20_Link"><text:span text:style-name="T132"> </text:span></text:a><text:a xlink:type="simple" xlink:href="#2.7" text:style-name="Internet_20_link" text:visited-style-name="Visited_20_Internet_20_Link"><text:span text:style-name="T137">Test generowania raportu z wystąpienia błędu w scenariuszu 1.4 po wykonaniu kroku B.</text:span></text:a></text:p>
      <text:p text:style-name="P74"><text:a xlink:type="simple" xlink:href="#2.8" text:style-name="Internet_20_link" text:visited-style-name="Visited_20_Internet_20_Link"><text:span text:style-name="T132">2.</text:span></text:a><text:a xlink:type="simple" xlink:href="#2.8" text:style-name="Internet_20_link" text:visited-style-name="Visited_20_Internet_20_Link"><text:span text:style-name="T133">8</text:span></text:a><text:a xlink:type="simple" xlink:href="#2.8" text:style-name="Internet_20_link" text:visited-style-name="Visited_20_Internet_20_Link"><text:span text:style-name="T136"> </text:span></text:a><text:a xlink:type="simple" xlink:href="#2.8" text:style-name="Internet_20_link" text:visited-style-name="Visited_20_Internet_20_Link"><text:span text:style-name="T137">Test generowania raportu z wystąpienia błędu w scenariuszu 1.9 po wykonaniu kroku G (z pominięciem kroku E)</text:span></text:a></text:p>
      <text:p text:style-name="P74"><text:a xlink:type="simple" xlink:href="#2.9" text:style-name="Internet_20_link" text:visited-style-name="Visited_20_Internet_20_Link"><text:span text:style-name="T132">2.</text:span></text:a><text:a xlink:type="simple" xlink:href="#2.9" text:style-name="Internet_20_link" text:visited-style-name="Visited_20_Internet_20_Link"><text:span text:style-name="T133">9</text:span></text:a><text:a xlink:type="simple" xlink:href="#2.9" text:style-name="Internet_20_link" text:visited-style-name="Visited_20_Internet_20_Link"><text:span text:style-name="T132"> </text:span></text:a><text:a xlink:type="simple" xlink:href="#2.9" text:style-name="Internet_20_link" text:visited-style-name="Visited_20_Internet_20_Link"><text:span text:style-name="T137">Test generowania raportu z wystąpienia błędu w scenariuszu 1.10 po wykonaniu kroku D.</text:span></text:a></text:p>
      <text:p text:style-name="P56"><text:a xlink:type="simple" xlink:href="#2.10" text:style-name="Internet_20_link" text:visited-style-name="Visited_20_Internet_20_Link"><text:span text:style-name="T134">2.</text:span></text:a><text:a xlink:type="simple" xlink:href="#2.10" text:style-name="Internet_20_link" text:visited-style-name="Visited_20_Internet_20_Link"><text:span text:style-name="T133">10</text:span></text:a><text:a xlink:type="simple" xlink:href="#2.10" text:style-name="Internet_20_link" text:visited-style-name="Visited_20_Internet_20_Link"><text:span text:style-name="T136"> Test </text:span></text:a><text:a xlink:type="simple" xlink:href="#2.10" text:style-name="Internet_20_link" text:visited-style-name="Visited_20_Internet_20_Link"><text:span text:style-name="T139">generowania raportu z błędu w w scenariuszu 1.15 po wykonaniu kroku C.</text:span></text:a></text:p>
      <text:p text:style-name="P183"/>
      <text:p text:style-name="P185"><text:span text:style-name="T90">2</text:span><text:span text:style-name="T92">.11</text:span><text:span text:style-name="T89"> Test </text:span><text:span text:style-name="T91">generowania raportu z błędu w Svarog-u po uruchomieniu scenariusza z poziomu Svarog-a</text:span></text:p>
      <text:p text:style-name="P19"/>
      <text:p text:style-name="P194">Podstawowe <text:span text:style-name="T75">etapy poszczególnych </text:span>scenariusz<text:span text:style-name="T73">y</text:span> testowych:</text:p>
      <text:p text:style-name="P85"/>
      <text:p text:style-name="P146"><text:bookmark text:name="2.1"/>2.<text:span text:style-name="T107">1</text:span> <text:span text:style-name="T41">Test g</text:span><text:span text:style-name="T34">enerowani</text:span><text:span text:style-name="T41">a</text:span><text:span text:style-name="T34"> raportu po wystąpieniu błędu </text:span><text:span text:style-name="T41">Svarog-a</text:span></text:p>
      <text:p text:style-name="P151"/>
      <text:p text:style-name="P64">A. <text:span text:style-name="T109">Wykonanie kroków A i B scenariusza 1.4</text:span></text:p>
      <text:p text:style-name="P87">B. Wywołanie błędu Svarog-a</text:p>
      <text:p text:style-name="P87">C. Sprawdzenie zawartości katalogu ~/.obci/crash_reports</text:p>
      <text:p text:style-name="P87">D. Odrzucenie raportu</text:p>
      <text:p text:style-name="P87">E. Zamknięcie obci srv, obci gui i Svarog-a</text:p>
      <text:p text:style-name="P88"><text:span text:style-name="T110">F</text:span>. Sprawdzenie zawartości katalogu ~/.obci/crash_reports</text:p>
      <text:p text:style-name="P88"/>
      <text:p text:style-name="P151"><text:bookmark text:name="2.2"/><text:span text:style-name="T59">2.</text:span><text:span text:style-name="T64">2</text:span><text:span text:style-name="T59"> </text:span><text:span text:style-name="T62">Test g</text:span><text:span text:style-name="T61">enerowani</text:span><text:span text:style-name="T62">a</text:span><text:span text:style-name="T61"> raportu po wystąpieniu błędu obci </text:span><text:span text:style-name="T62">srv</text:span></text:p>
      <text:p text:style-name="P146"/>
      <text:p text:style-name="P64">A. <text:span text:style-name="T109">Wykonanie kroków A i B scenariusza 1.4</text:span></text:p>
      <text:p text:style-name="P87">B. Wywołanie błędu obci srv</text:p>
      <text:p text:style-name="P87">C. Sprawdzenie zawartości katalogu ~/.obci/crash_reports</text:p>
      <text:p text:style-name="P87">D. Odrzucenie raportu</text:p>
      <text:p text:style-name="P87">E. Zamknięcie obci srv, obci gui i Svarog-a</text:p>
      <text:p text:style-name="P88"><text:span text:style-name="T110">F</text:span>. Sprawdzenie zawartości katalogu ~/.obci/crash_reports</text:p>
      <text:p text:style-name="P142"/>
      <text:p text:style-name="P146"><text:bookmark text:name="2.3"/>2.<text:span text:style-name="T107">3</text:span> <text:span text:style-name="T41">Test g</text:span><text:span text:style-name="T34">enerowani</text:span><text:span text:style-name="T41">a</text:span><text:span text:style-name="T34"> raportu po wystąpieniu błędu obci</text:span></text:p>
      <text:p text:style-name="P76"/>
      <text:p text:style-name="P64">A. <text:span text:style-name="T109">Wykonanie kroków A i B scenariusza 1.4</text:span></text:p>
      <text:p text:style-name="P87">B. Wywołanie błędu obci</text:p>
      <text:p text:style-name="P87">C. Sprawdzenie zawartości katalogu ~/.obci/crash_reports</text:p>
      <text:p text:style-name="P87">D. Odrzucenie raportu</text:p>
      <text:p text:style-name="P87">E. Zamknięcie obci srv, obci gui i Svarog-a</text:p>
      <text:p text:style-name="P88"><text:span text:style-name="T110">F</text:span>. Sprawdzenie zawartości katalogu ~/.obci/crash_reports</text:p>
      <text:p text:style-name="P89"/>
      <text:p text:style-name="P140"><text:bookmark text:name="2.4"/><text:span text:style-name="T2">2.</text:span><text:span text:style-name="T8">4</text:span> <text:span text:style-name="T107">Test g</text:span>enerowani<text:span text:style-name="T107">a</text:span> raportu z wystąpienia błędu <text:span text:style-name="T108">Svarog-a</text:span> w scenariuszu 1.<text:span text:style-name="T108">1</text:span> po wykonaniu kroku A.<text:span text:style-name="T101"> </text:span><text:span text:style-name="T161">(oczekiwana zawartość raportu - </text:span><text:span text:style-name="T162">logi </text:span><text:span text:style-name="T163">Svarog-a)</text:span></text:p>
      <text:p text:style-name="P139"/>
      <text:p text:style-name="P64">A. <text:span text:style-name="T109">Wykonanie kroku A scenariusza 1.1</text:span></text:p>
      <text:p text:style-name="P87">B. Wywołanie błędu Svarog-a</text:p>
      <text:p text:style-name="P87">C. Sprawdzenie zawartości katalogu ~/.obci/crash_reports</text:p>
      <text:p text:style-name="P87">D. Odrzucenie raportu</text:p>
      <text:p text:style-name="P87">E. Zamknięcie Svarog-a</text:p>
      <text:p text:style-name="P88"><text:span text:style-name="T110">F</text:span>. Sprawdzenie zawartości katalogu ~/.obci/crash_reports</text:p>
      <text:p text:style-name="P83"/>
      <text:p text:style-name="P84"><text:bookmark text:name="2.5"/><text:span text:style-name="T65">2.</text:span><text:span text:style-name="T66">5</text:span><text:span text:style-name="T59"> </text:span><text:span text:style-name="T64">Test g</text:span><text:span text:style-name="T59">enerowani</text:span><text:span text:style-name="T64">a</text:span><text:span text:style-name="T59"> raportu z wystąpienia błędu </text:span><text:span text:style-name="T69">obci srv</text:span><text:span text:style-name="T59"> w scenariuszu 1.2 po wykonaniu kroku A.</text:span><text:span text:style-name="T101"> </text:span><text:span text:style-name="T161">(oczekiwana zawartość raportu - </text:span><text:span text:style-name="T162">logi </text:span><text:span text:style-name="T164">obci srv)</text:span></text:p>
      <text:p text:style-name="P83"/>
      <text:p text:style-name="P64">A. <text:span text:style-name="T109">Wykonanie kroku A scenariusza 1.2</text:span></text:p>
      <text:p text:style-name="P87">B. Wywołanie błędu obci srv</text:p>
      <text:p text:style-name="P87">C. Sprawdzenie zawartości katalogu ~/.obci/crash_reports</text:p>
      <text:p text:style-name="P87">D. Odrzucenie raportu</text:p>
      <text:p text:style-name="P87">E. Zamknięcie <text:span text:style-name="T110">obci srv</text:span></text:p>
      <text:p text:style-name="P88"><text:span text:style-name="T110">F</text:span>. Sprawdzenie zawartości katalogu ~/.obci/crash_reports</text:p>
      <text:p text:style-name="P89"/>
      <text:p text:style-name="P76"/>
      <text:p text:style-name="P195"><text:bookmark text:name="2.6"/><text:span text:style-name="T65">2.</text:span><text:span text:style-name="T66">6</text:span><text:span text:style-name="T59"> </text:span><text:span text:style-name="T64">Test g</text:span><text:span text:style-name="T59">enerowani</text:span><text:span text:style-name="T64">a</text:span><text:span text:style-name="T59"> raportu z wystąpienia błędu w scenariuszu 1.3 po wykonaniu kroku A.</text:span><text:span text:style-name="T101"> </text:span><text:span text:style-name="T161">(oczekiwana zawartość raportu - </text:span><text:span text:style-name="T162">logi </text:span><text:span text:style-name="T164">obci server-a i eksperymentu)</text:span></text:p>
      <text:p text:style-name="P65"/>
      <text:p text:style-name="P65">A. <text:span text:style-name="T109">Wykonanie kroku A scenariusza 1.3</text:span></text:p>
      <text:p text:style-name="P88">B. Wywołanie błędu obci</text:p>
      <text:p text:style-name="P88">C. Sprawdzenie zawartości katalogu ~/.obci/crash_reports</text:p>
      <text:p text:style-name="P88">D. Odrzucenie raportu</text:p>
      <text:p text:style-name="P88">E. Zamknięcie <text:span text:style-name="T110">obci srv i obci gui</text:span></text:p>
      <text:p text:style-name="P88"><text:span text:style-name="T110">F</text:span>. Sprawdzenie zawartości katalogu ~/.obci/crash_reports</text:p>
      <text:p text:style-name="P77"/>
      <text:p text:style-name="P141"><text:bookmark text:name="2.7"/><text:span text:style-name="T2">2.</text:span><text:span text:style-name="T8">7</text:span><text:span text:style-name="T2"> </text:span><text:span text:style-name="T107">Test generowania raportu z wystąpienia błędu w scenariuszu 1.4 po wykonaniu kroku B.</text:span><text:span text:style-name="T105"> </text:span><text:span text:style-name="T163">(oczekiwana zawartość raportu - </text:span><text:span text:style-name="T161">logi obci server-a, eksperymentu </text:span><text:span text:style-name="T165">i</text:span><text:span text:style-name="T161"> </text:span><text:span text:style-name="T165">S</text:span><text:span text:style-name="T161">varog-a</text:span><text:span text:style-name="T163">)</text:span></text:p>
      <text:p text:style-name="P76"/>
      <text:p text:style-name="P65">A. <text:span text:style-name="T109">Wykonanie kroków A, B scenariusza 1.4</text:span></text:p>
      <text:p text:style-name="P88">B. Wywołanie błędu obci</text:p>
      <text:p text:style-name="P88">C. Sprawdzenie zawartości katalogu ~/.obci/crash_reports</text:p>
      <text:p text:style-name="P88">D. Odrzucenie raportu</text:p>
      <text:p text:style-name="P88">E. Zamknięcie <text:span text:style-name="T110">Svarog-a, obci srv i obci gui.</text:span></text:p>
      <text:p text:style-name="P88"><text:span text:style-name="T110">F</text:span>. Sprawdzenie zawartości katalogu ~/.obci/crash_reports</text:p>
      <text:p text:style-name="P77"/>
      <text:p text:style-name="P141"><text:bookmark text:name="2.8"/><text:span text:style-name="T2">2.</text:span><text:span text:style-name="T8">8</text:span> <text:span text:style-name="T107">Test generowania raportu z wystąpienia błędu w scenariuszu 1.9 po wykonaniu kroku G (z pominięciem kroku E)</text:span><text:span text:style-name="T105"> </text:span><text:span text:style-name="T163">(oczekiwana zawartość raportu - </text:span><text:span text:style-name="T161">logi obci server-a, </text:span><text:span text:style-name="T165">zakończonego eksperymentu,</text:span><text:span text:style-name="T161"> eksperymentu i Svarog-a</text:span><text:span text:style-name="T163">)</text:span></text:p>
      <text:p text:style-name="P76"/>
      <text:p text:style-name="P65">A. <text:span text:style-name="T109">Wykonanie kroków A, B, C, D, F, G scenariusza 1.9</text:span></text:p>
      <text:p text:style-name="P88">B. Wywołanie błędu obci</text:p>
      <text:p text:style-name="P88">C. Sprawdzenie zawartości katalogu ~/.obci/crash_reports</text:p>
      <text:p text:style-name="P88">D. Odrzucenie raportu</text:p>
      <text:p text:style-name="P88">E. Zamknięcie Svarog-a, <text:span text:style-name="T110">obci srv i obci gui</text:span></text:p>
      <text:p text:style-name="P88"><text:span text:style-name="T110">F</text:span>. Sprawdzenie zawartości katalogu ~/.obci/crash_reports</text:p>
      <text:p text:style-name="P77"/>
      <text:p text:style-name="P141"><text:bookmark text:name="2.9"/><text:span text:style-name="T2">2.</text:span><text:span text:style-name="T8">9</text:span><text:span text:style-name="T2"> </text:span><text:span text:style-name="T107">Test generowania raportu z wystąpienia błędu w scenariuszu 1.10 po wykonaniu kroku D.</text:span><text:span text:style-name="T105"> </text:span><text:span text:style-name="T163">(</text:span><text:span text:style-name="T166">oczekiwana zawartość </text:span><text:span text:style-name="T167">raportu -</text:span><text:span text:style-name="T166"> logi obci server-a, </text:span><text:span text:style-name="T165">dwóch aktywnych eksperymentów</text:span><text:span text:style-name="T166"> i Svarog-a</text:span><text:span text:style-name="T163">)</text:span></text:p>
      <text:p text:style-name="P77"/>
      <text:p text:style-name="P65">A. <text:span text:style-name="T109">Wykonanie kroków A, B, C, D scenariusza 1.10</text:span></text:p>
      <text:p text:style-name="P88">B. Wywołanie błędu obci</text:p>
      <text:p text:style-name="P88">C. Sprawdzenie zawartości katalogu ~/.obci/crash_reports</text:p>
      <text:p text:style-name="P88">D. Odrzucenie raportu</text:p>
      <text:p text:style-name="P88">E. Zamknięcie Svarog-a, <text:span text:style-name="T110">obci srv i obci gui</text:span></text:p>
      <text:p text:style-name="P88"><text:span text:style-name="T110">F</text:span>. Sprawdzenie zawartości katalogu ~/.obci/crash_reports</text:p>
      <text:p text:style-name="P77"/>
      <text:p text:style-name="P57"><text:bookmark text:name="2.10"/><text:span text:style-name="T67">2.</text:span><text:span text:style-name="T66">10</text:span><text:span text:style-name="T59"> Test </text:span><text:span text:style-name="T70">generowania raportu z błędu w w scenariuszu 1.15 po wykonaniu kroku C.</text:span><text:span text:style-name="T106"> </text:span><text:span text:style-name="T163">(</text:span><text:span text:style-name="T166">oczekiwana zawartość </text:span><text:span text:style-name="T167">raportu –</text:span><text:span text:style-name="T166"> </text:span><text:span text:style-name="T167">dużo </text:span><text:span text:style-name="T166">log</text:span><text:span text:style-name="T167">ów</text:span><text:span text:style-name="T166"> obci server-a, eksperymentu i Svarog-a</text:span><text:span text:style-name="T163">)</text:span></text:p>
      <text:p text:style-name="P86"/>
      <text:p text:style-name="P66">A. <text:span text:style-name="T109">Wykonanie kroków A, B scenariusza 1.15</text:span></text:p>
      <text:p text:style-name="P90">B. <text:span text:style-name="T111">Po ~ 16h w</text:span>ywołanie błędu obci</text:p>
      <text:p text:style-name="P90">C. Sprawdzenie zawartości katalogu ~/.obci/crash_reports</text:p>
      <text:p text:style-name="P90">D. Odrzucenie raportu</text:p>
      <text:p text:style-name="P90">E. Zamknięcie Svarog-a, <text:span text:style-name="T110">obci srv i obci gui</text:span></text:p>
      <text:p text:style-name="P90"><text:span text:style-name="T110">F</text:span>. Sprawdzenie zawartości katalogu ~/.obci/crash_reports</text:p>
      <text:p text:style-name="P78"/>
      <text:p text:style-name="P91"/>
      <text:p text:style-name="P191"><text:bookmark text:name="rozdzial3"/>3. Wysyłanie <text:span text:style-name="T109">raportu</text:span></text:p>
      <text:p text:style-name="P154"/>
      <text:p text:style-name="P156">Specyfikacja</text:p>
      <text:p text:style-name="P155">Po wystąpieniu błędu raport <text:span text:style-name="T82">w formacie JSON </text:span>umieszczany jest w folderze ~/.obci/crash_reports <text:span text:style-name="T100">(patrz </text:span><text:a xlink:type="simple" xlink:href="#rozdzial2" text:style-name="Internet_20_link" text:visited-style-name="Visited_20_Internet_20_Link"><text:span text:style-name="T100">rozdział 2</text:span></text:a><text:span text:style-name="T100">)</text:span>. <text:span text:style-name="T17">Następnie</text:span> wyświetlane jest okno dialogowe z informacją o wystąpieniu błędu i pytaniem o pozwolenie na przesłanie raportu do Sentry. Jeżeli użytkownik odmówi raport <text:span text:style-name="T82">zostaje usunięty</text:span>. Jeżeli użytkownik zezwoli na wysłanie, raport <text:span text:style-name="T18">zostaje uzupełniony o opcjonalne informacje wprowadzone przez użytkownika (mail i komunikat). Następnie</text:span> zostaje przeniesiony do folderu ~/.obci/crash_reports_to_send, <text:span text:style-name="T160">a system podejmuje próbę przesłania raportu przez internet do servera Sentry.</text:span>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2">Raport zostaje przeniesioiny do folderu ~/.obci/crash_reports_to_send jeżeli wystąpi raven.exceptions.RateLimited lub urllib.error.URLError.</text:span></text:p>
      <text:p text:style-name="P187"/>
      <text:p text:style-name="P33">Cel</text:p>
      <text:p text:style-name="P39">Weryfikacja poprawności działania mechanizmu <text:span text:style-name="T10">przesyłania</text:span> <text:span text:style-name="T160">raportów</text:span> <text:span text:style-name="T48">na podstawie powyższego opisu</text:span>.</text:p>
      <text:p text:style-name="P42"/>
      <text:p text:style-name="P127">Założenia początkowe</text:p>
      <text:p text:style-name="P101">Testy przeprowadzane są na komputerze z systemem Ubuntu16.04, z zainstalowanymi pakietami obci i Svarog.</text:p>
      <text:p text:style-name="P167"/>
      <text:p text:style-name="P38">Kryterium akceptacji testów</text:p>
      <text:p text:style-name="P93"><text:span text:style-name="T102">- Z</text:span><text:span text:style-name="T101">awartości folder</text:span><text:span text:style-name="T104">ów</text:span><text:span text:style-name="T101"> ~/.obci/</text:span><text:span text:style-name="T103">crash_reports, </text:span><text:span text:style-name="T101">~/.obci/</text:span><text:span text:style-name="T103">crash_reports_</text:span><text:span text:style-name="T104">to_send, </text:span><text:span text:style-name="T101">~/.obci/</text:span><text:span text:style-name="T103">crash_reports_</text:span><text:span text:style-name="T104">send_failed</text:span><text:span text:style-name="T101"> zgodna z oczekiwaniami </text:span><text:span text:style-name="T102">na każdym etapie realizacji scenariusza</text:span><text:span text:style-name="T101">.</text:span></text:p>
      <text:p text:style-name="P93"><text:span text:style-name="T101">- </text:span><text:span text:style-name="T104">Wyświetlanie się okna dialogowego oraz zawartość serwera Sentry zgodne z oczekiwaniami</text:span></text:p>
      <text:p text:style-name="P170"/>
      <text:p text:style-name="P8">Scenariusze testowe:</text:p>
      <text:p text:style-name="P8"/>
      <text:p text:style-name="P6"><text:a xlink:type="simple" xlink:href="#3.1" text:style-name="Internet_20_link" text:visited-style-name="Visited_20_Internet_20_Link"><text:span text:style-name="T134">3.</text:span></text:a><text:a xlink:type="simple" xlink:href="#3.1" text:style-name="Internet_20_link" text:visited-style-name="Visited_20_Internet_20_Link"><text:span text:style-name="T132">1</text:span></text:a><text:a xlink:type="simple" xlink:href="#3.1" text:style-name="Internet_20_link" text:visited-style-name="Visited_20_Internet_20_Link"><text:span text:style-name="T136"> </text:span></text:a><text:a xlink:type="simple" xlink:href="#3.1" text:style-name="Internet_20_link" text:visited-style-name="Visited_20_Internet_20_Link"><text:span text:style-name="T140">Test anulowania wysłania raportu</text:span></text:a></text:p>
      <text:p text:style-name="P13"><text:a xlink:type="simple" xlink:href="#3.2" text:style-name="Internet_20_link" text:visited-style-name="Visited_20_Internet_20_Link"><text:span text:style-name="T130">3.</text:span></text:a><text:a xlink:type="simple" xlink:href="#3.2" text:style-name="Internet_20_link" text:visited-style-name="Visited_20_Internet_20_Link"><text:span text:style-name="T128">2 </text:span></text:a><text:a xlink:type="simple" xlink:href="#3.2" text:style-name="Internet_20_link" text:visited-style-name="Visited_20_Internet_20_Link"><text:span text:style-name="T150">Test </text:span></text:a><text:a xlink:type="simple" xlink:href="#3.2" text:style-name="Internet_20_link" text:visited-style-name="Visited_20_Internet_20_Link"><text:span text:style-name="T112">wysyła</text:span></text:a><text:a xlink:type="simple" xlink:href="#3.2" text:style-name="Internet_20_link" text:visited-style-name="Visited_20_Internet_20_Link"><text:span text:style-name="T115">nia</text:span></text:a><text:a xlink:type="simple" xlink:href="#3.2" text:style-name="Internet_20_link" text:visited-style-name="Visited_20_Internet_20_Link"><text:span text:style-name="T112"> raport</text:span></text:a><text:a xlink:type="simple" xlink:href="#3.2" text:style-name="Internet_20_link" text:visited-style-name="Visited_20_Internet_20_Link"><text:span text:style-name="T115">u</text:span></text:a><text:a xlink:type="simple" xlink:href="#3.2" text:style-name="Internet_20_link" text:visited-style-name="Visited_20_Internet_20_Link"><text:span text:style-name="T112"> </text:span></text:a><text:a xlink:type="simple" xlink:href="#3.2" text:style-name="Internet_20_link" text:visited-style-name="Visited_20_Internet_20_Link"><text:span text:style-name="T116">bez dodatkowych informacji</text:span></text:a></text:p>
      <text:p text:style-name="P15"><text:a xlink:type="simple" xlink:href="#3.3" text:style-name="Internet_20_link" text:visited-style-name="Visited_20_Internet_20_Link"><text:span text:style-name="T130">3.</text:span></text:a><text:a xlink:type="simple" xlink:href="#3.3" text:style-name="Internet_20_link" text:visited-style-name="Visited_20_Internet_20_Link"><text:span text:style-name="T128">3</text:span></text:a><text:a xlink:type="simple" xlink:href="#3.3" text:style-name="Internet_20_link" text:visited-style-name="Visited_20_Internet_20_Link"><text:span text:style-name="T112"> </text:span></text:a><text:a xlink:type="simple" xlink:href="#3.3" text:style-name="Internet_20_link" text:visited-style-name="Visited_20_Internet_20_Link"><text:span text:style-name="T115">Test</text:span></text:a><text:a xlink:type="simple" xlink:href="#3.3" text:style-name="Internet_20_link" text:visited-style-name="Visited_20_Internet_20_Link"><text:span text:style-name="T112"> wysyła</text:span></text:a><text:a xlink:type="simple" xlink:href="#3.3" text:style-name="Internet_20_link" text:visited-style-name="Visited_20_Internet_20_Link"><text:span text:style-name="T115">nia</text:span></text:a><text:a xlink:type="simple" xlink:href="#3.3" text:style-name="Internet_20_link" text:visited-style-name="Visited_20_Internet_20_Link"><text:span text:style-name="T112"> raport</text:span></text:a><text:a xlink:type="simple" xlink:href="#3.3" text:style-name="Internet_20_link" text:visited-style-name="Visited_20_Internet_20_Link"><text:span text:style-name="T115">u</text:span></text:a><text:a xlink:type="simple" xlink:href="#3.3" text:style-name="Internet_20_link" text:visited-style-name="Visited_20_Internet_20_Link"><text:span text:style-name="T112"> z mail-em</text:span></text:a></text:p>
      <text:p text:style-name="P17"><text:a xlink:type="simple" xlink:href="#3.4" text:style-name="Internet_20_link" text:visited-style-name="Visited_20_Internet_20_Link"><text:span text:style-name="T130">3.</text:span></text:a><text:a xlink:type="simple" xlink:href="#3.4" text:style-name="Internet_20_link" text:visited-style-name="Visited_20_Internet_20_Link"><text:span text:style-name="T128">4</text:span></text:a><text:a xlink:type="simple" xlink:href="#3.4" text:style-name="Internet_20_link" text:visited-style-name="Visited_20_Internet_20_Link"><text:span text:style-name="T112"> </text:span></text:a><text:a xlink:type="simple" xlink:href="#3.4" text:style-name="Internet_20_link" text:visited-style-name="Visited_20_Internet_20_Link"><text:span text:style-name="T115">Test</text:span></text:a><text:a xlink:type="simple" xlink:href="#3.4" text:style-name="Internet_20_link" text:visited-style-name="Visited_20_Internet_20_Link"><text:span text:style-name="T112"> wysyła</text:span></text:a><text:a xlink:type="simple" xlink:href="#3.4" text:style-name="Internet_20_link" text:visited-style-name="Visited_20_Internet_20_Link"><text:span text:style-name="T115">nia</text:span></text:a><text:a xlink:type="simple" xlink:href="#3.4" text:style-name="Internet_20_link" text:visited-style-name="Visited_20_Internet_20_Link"><text:span text:style-name="T112"> raport</text:span></text:a><text:a xlink:type="simple" xlink:href="#3.4" text:style-name="Internet_20_link" text:visited-style-name="Visited_20_Internet_20_Link"><text:span text:style-name="T115">u</text:span></text:a><text:a xlink:type="simple" xlink:href="#3.4" text:style-name="Internet_20_link" text:visited-style-name="Visited_20_Internet_20_Link"><text:span text:style-name="T112"> z mail-em i dodatkową informacją.</text:span></text:a></text:p>
      <text:p text:style-name="P17"><text:a xlink:type="simple" xlink:href="#3.5" text:style-name="Internet_20_link" text:visited-style-name="Visited_20_Internet_20_Link"><text:span text:style-name="T130">3.</text:span></text:a><text:a xlink:type="simple" xlink:href="#3.5" text:style-name="Internet_20_link" text:visited-style-name="Visited_20_Internet_20_Link"><text:span text:style-name="T131">5</text:span></text:a><text:a xlink:type="simple" xlink:href="#3.5" text:style-name="Internet_20_link" text:visited-style-name="Visited_20_Internet_20_Link"><text:span text:style-name="T112"> </text:span></text:a><text:a xlink:type="simple" xlink:href="#3.5" text:style-name="Internet_20_link" text:visited-style-name="Visited_20_Internet_20_Link"><text:span text:style-name="T115">Test</text:span></text:a><text:a xlink:type="simple" xlink:href="#3.5" text:style-name="Internet_20_link" text:visited-style-name="Visited_20_Internet_20_Link"><text:span text:style-name="T112"> wysyła</text:span></text:a><text:a xlink:type="simple" xlink:href="#3.5" text:style-name="Internet_20_link" text:visited-style-name="Visited_20_Internet_20_Link"><text:span text:style-name="T115">nia</text:span></text:a><text:a xlink:type="simple" xlink:href="#3.5" text:style-name="Internet_20_link" text:visited-style-name="Visited_20_Internet_20_Link"><text:span text:style-name="T112"> raport</text:span></text:a><text:a xlink:type="simple" xlink:href="#3.5" text:style-name="Internet_20_link" text:visited-style-name="Visited_20_Internet_20_Link"><text:span text:style-name="T115">u</text:span></text:a><text:a xlink:type="simple" xlink:href="#3.5" text:style-name="Internet_20_link" text:visited-style-name="Visited_20_Internet_20_Link"><text:span text:style-name="T112"> z </text:span></text:a><text:a xlink:type="simple" xlink:href="#3.5" text:style-name="Internet_20_link" text:visited-style-name="Visited_20_Internet_20_Link"><text:span text:style-name="T117">niepoprawnymi danymi od użytkownika</text:span></text:a><text:a xlink:type="simple" xlink:href="#3.5" text:style-name="Internet_20_link" text:visited-style-name="Visited_20_Internet_20_Link"><text:span text:style-name="T112">.</text:span></text:a></text:p>
      <text:p text:style-name="P9"><text:a xlink:type="simple" xlink:href="#3.6" text:style-name="Internet_20_link" text:visited-style-name="Visited_20_Internet_20_Link"><text:span text:style-name="T130">3.</text:span></text:a><text:a xlink:type="simple" xlink:href="#3.6" text:style-name="Internet_20_link" text:visited-style-name="Visited_20_Internet_20_Link"><text:span text:style-name="T131">6</text:span></text:a><text:a xlink:type="simple" xlink:href="#3.6" text:style-name="Internet_20_link" text:visited-style-name="Visited_20_Internet_20_Link"><text:span text:style-name="T112"> </text:span></text:a><text:a xlink:type="simple" xlink:href="#3.6" text:style-name="Internet_20_link" text:visited-style-name="Visited_20_Internet_20_Link"><text:span text:style-name="T115">Test</text:span></text:a><text:a xlink:type="simple" xlink:href="#3.6" text:style-name="Internet_20_link" text:visited-style-name="Visited_20_Internet_20_Link"><text:span text:style-name="T112"> wysyła</text:span></text:a><text:a xlink:type="simple" xlink:href="#3.6" text:style-name="Internet_20_link" text:visited-style-name="Visited_20_Internet_20_Link"><text:span text:style-name="T115">nia</text:span></text:a><text:a xlink:type="simple" xlink:href="#3.6" text:style-name="Internet_20_link" text:visited-style-name="Visited_20_Internet_20_Link"><text:span text:style-name="T112"> raport </text:span></text:a><text:a xlink:type="simple" xlink:href="#3.6" text:style-name="Internet_20_link" text:visited-style-name="Visited_20_Internet_20_Link"><text:span text:style-name="T115">przy </text:span></text:a><text:a xlink:type="simple" xlink:href="#3.6" text:style-name="Internet_20_link" text:visited-style-name="Visited_20_Internet_20_Link"><text:span text:style-name="T112">brak</text:span></text:a><text:a xlink:type="simple" xlink:href="#3.6" text:style-name="Internet_20_link" text:visited-style-name="Visited_20_Internet_20_Link"><text:span text:style-name="T115">u</text:span></text:a><text:a xlink:type="simple" xlink:href="#3.6" text:style-name="Internet_20_link" text:visited-style-name="Visited_20_Internet_20_Link"><text:span text:style-name="T112"> połączenia z internetem</text:span></text:a></text:p>
      <text:p text:style-name="P15"><text:a xlink:type="simple" xlink:href="#3.7" text:style-name="Internet_20_link" text:visited-style-name="Visited_20_Internet_20_Link"><text:span text:style-name="T130">3.</text:span></text:a><text:a xlink:type="simple" xlink:href="#3.7" text:style-name="Internet_20_link" text:visited-style-name="Visited_20_Internet_20_Link"><text:span text:style-name="T131">7</text:span></text:a><text:a xlink:type="simple" xlink:href="#3.7" text:style-name="Internet_20_link" text:visited-style-name="Visited_20_Internet_20_Link"><text:span text:style-name="T112"> </text:span></text:a><text:a xlink:type="simple" xlink:href="#3.7" text:style-name="Internet_20_link" text:visited-style-name="Visited_20_Internet_20_Link"><text:span text:style-name="T115">Test wysłania raportu po o</text:span></text:a><text:a xlink:type="simple" xlink:href="#3.7" text:style-name="Internet_20_link" text:visited-style-name="Visited_20_Internet_20_Link"><text:span text:style-name="T112">dzyskani</text:span></text:a><text:a xlink:type="simple" xlink:href="#3.7" text:style-name="Internet_20_link" text:visited-style-name="Visited_20_Internet_20_Link"><text:span text:style-name="T115">u</text:span></text:a><text:a xlink:type="simple" xlink:href="#3.7" text:style-name="Internet_20_link" text:visited-style-name="Visited_20_Internet_20_Link"><text:span text:style-name="T112"> połączenia z internetem </text:span></text:a><text:a xlink:type="simple" xlink:href="#3.7" text:style-name="Internet_20_link" text:visited-style-name="Visited_20_Internet_20_Link"><text:span text:style-name="T115">przed ponownym uruchomieniem komputera.</text:span></text:a></text:p>
      <text:p text:style-name="P5"><text:a xlink:type="simple" xlink:href="#3.8" text:style-name="Internet_20_link" text:visited-style-name="Visited_20_Internet_20_Link"><text:span text:style-name="T132">3.</text:span></text:a><text:a xlink:type="simple" xlink:href="#3.8" text:style-name="Internet_20_link" text:visited-style-name="Visited_20_Internet_20_Link"><text:span text:style-name="T135">8</text:span></text:a><text:a xlink:type="simple" xlink:href="#3.8" text:style-name="Internet_20_link" text:visited-style-name="Visited_20_Internet_20_Link"><text:span text:style-name="T136"> Test wysłania raportu po ponownym uruchomieniu komputera i odzyskaniu połączenia z internetem.</text:span></text:a></text:p>
      <text:p text:style-name="P15"><text:a xlink:type="simple" xlink:href="#3.9" text:style-name="Internet_20_link" text:visited-style-name="Visited_20_Internet_20_Link"><text:span text:style-name="T130">3.</text:span></text:a><text:a xlink:type="simple" xlink:href="#3.9" text:style-name="Internet_20_link" text:visited-style-name="Visited_20_Internet_20_Link"><text:span text:style-name="T131">9</text:span></text:a><text:a xlink:type="simple" xlink:href="#3.9" text:style-name="Internet_20_link" text:visited-style-name="Visited_20_Internet_20_Link"><text:span text:style-name="T112"> </text:span></text:a><text:a xlink:type="simple" xlink:href="#3.9" text:style-name="Internet_20_link" text:visited-style-name="Visited_20_Internet_20_Link"><text:span text:style-name="T115">Test wysłania raportu przy </text:span></text:a><text:a xlink:type="simple" xlink:href="#3.9" text:style-name="Internet_20_link" text:visited-style-name="Visited_20_Internet_20_Link"><text:span text:style-name="T112">odmow</text:span></text:a><text:a xlink:type="simple" xlink:href="#3.9" text:style-name="Internet_20_link" text:visited-style-name="Visited_20_Internet_20_Link"><text:span text:style-name="T115">ie</text:span></text:a><text:a xlink:type="simple" xlink:href="#3.9" text:style-name="Internet_20_link" text:visited-style-name="Visited_20_Internet_20_Link"><text:span text:style-name="T112"> serwera Sentry</text:span></text:a></text:p>
      <text:p text:style-name="P2"><text:a xlink:type="simple" xlink:href="#3.10" text:style-name="Internet_20_link" text:visited-style-name="Visited_20_Internet_20_Link"><text:span text:style-name="T134">3.</text:span></text:a><text:a xlink:type="simple" xlink:href="#3.10" text:style-name="Internet_20_link" text:visited-style-name="Visited_20_Internet_20_Link"><text:span text:style-name="T135">10</text:span></text:a><text:a xlink:type="simple" xlink:href="#3.10" text:style-name="Internet_20_link" text:visited-style-name="Visited_20_Internet_20_Link"><text:span text:style-name="T132"> </text:span></text:a><text:a xlink:type="simple" xlink:href="#3.10" text:style-name="Internet_20_link" text:visited-style-name="Visited_20_Internet_20_Link"><text:span text:style-name="T144">Test wysałania raportu po u</text:span></text:a><text:a xlink:type="simple" xlink:href="#3.10" text:style-name="Internet_20_link" text:visited-style-name="Visited_20_Internet_20_Link"><text:span text:style-name="T136">zyskanie zgody serwera.</text:span></text:a></text:p>
      <text:p text:style-name="P2"><text:a xlink:type="simple" xlink:href="#3.11" text:style-name="Internet_20_link" text:visited-style-name="Visited_20_Internet_20_Link"><text:span text:style-name="T134">3.</text:span></text:a><text:a xlink:type="simple" xlink:href="#3.11" text:style-name="Internet_20_link" text:visited-style-name="Visited_20_Internet_20_Link"><text:span text:style-name="T132">1</text:span></text:a><text:a xlink:type="simple" xlink:href="#3.11" text:style-name="Internet_20_link" text:visited-style-name="Visited_20_Internet_20_Link"><text:span text:style-name="T135">1</text:span></text:a><text:a xlink:type="simple" xlink:href="#3.11" text:style-name="Internet_20_link" text:visited-style-name="Visited_20_Internet_20_Link"><text:span text:style-name="T136"> </text:span></text:a><text:a xlink:type="simple" xlink:href="#3.11" text:style-name="Internet_20_link" text:visited-style-name="Visited_20_Internet_20_Link"><text:span text:style-name="T140">Test wysłania raportu z wystąpienia błędu </text:span></text:a><text:a xlink:type="simple" xlink:href="#3.11" text:style-name="Internet_20_link" text:visited-style-name="Visited_20_Internet_20_Link"><text:span text:style-name="T136">pod koniec realizacji długiego eksperymentu.</text:span></text:a></text:p>
      <text:p text:style-name="P2"><text:a xlink:type="simple" xlink:href="#3.12" text:style-name="Internet_20_link" text:visited-style-name="Visited_20_Internet_20_Link"><text:span text:style-name="T134">3.</text:span></text:a><text:a xlink:type="simple" xlink:href="#3.12" text:style-name="Internet_20_link" text:visited-style-name="Visited_20_Internet_20_Link"><text:span text:style-name="T132">1</text:span></text:a><text:a xlink:type="simple" xlink:href="#3.12" text:style-name="Internet_20_link" text:visited-style-name="Visited_20_Internet_20_Link"><text:span text:style-name="T135">2</text:span></text:a><text:a xlink:type="simple" xlink:href="#3.12" text:style-name="Internet_20_link" text:visited-style-name="Visited_20_Internet_20_Link"><text:span text:style-name="T136"> Test przeniesienia raportu do crash_reports_send_failed.</text:span></text:a></text:p>
      <text:p text:style-name="P1"/>
      <text:p text:style-name="P1">Po przeprowadzeniu każdego ze scenariuszy należy przejrzeć zawartość katalogów ./obci/crash_reports, ~/.obci/crash_reports_to_send, ~/.obci/crash_reports_send_failed. Porównać <text:s/>ją z oczekiwanym rezultatem. <text:span text:style-name="T54">Przed uruchomieniem kolejengo scenariusza należy usunąć zawartość folderu ~/.obci</text:span></text:p>
      <text:p text:style-name="P208"/>
      <text:p text:style-name="P208"/>
      <text:p text:style-name="P198"><text:span text:style-name="T24">Podstawowe </text:span><text:span text:style-name="T25">etapy poszczególnych </text:span><text:span text:style-name="T24">scenariusz</text:span><text:span text:style-name="T26">y</text:span><text:span text:style-name="T24"> testowych:</text:span></text:p>
      <text:p text:style-name="P208"/>
      <text:p text:style-name="P20">Na potrzeby testowania przyjęto standardową procedurę wywoływania <text:span text:style-name="T152">okna dialogowego</text:span>. <text:span text:style-name="T152">Procedura obejmuje kroki A, B, C scenariusza <text:s/>2.3. Od tej procedury rozpoczyna się każdy scenariusz (z pominięciem eksperymentu 3.11).</text:span></text:p>
      <text:p text:style-name="P209"/>
      <text:p text:style-name="P14"><text:bookmark text:name="3.1"/><text:span text:style-name="T3">3.</text:span><text:span text:style-name="T2">1</text:span> <text:span text:style-name="T109">Test anulowania wysłania raportu</text:span></text:p>
      <text:p text:style-name="P14"/>
      <text:p text:style-name="P24">A. Wywołanie okna dialogowego</text:p>
      <text:p text:style-name="P24">B. Sprawdzenie zawartości katalogu ~/.obci/logs/crash_reports</text:p>
      <text:p text:style-name="P24">C. Naciśnięcie przycisku Discard report</text:p>
      <text:p text:style-name="P24">D. Sprawdzenie zawartości katalogu ~/.obci/logs/crash_reports</text:p>
      <text:p text:style-name="P24">E. Zamknięcie <text:span text:style-name="T155">Svarog-a, </text:span>obci gui <text:span text:style-name="T155">i </text:span>obci srv</text:p>
      <text:p text:style-name="P24">F. Sprawdzenie zawartości katalogu ~/.obci/logs/crash_reports</text:p>
      <text:p text:style-name="P24"/>
      <text:p text:style-name="P14"><text:bookmark text:name="3.2"/><text:span text:style-name="T3">3.</text:span><text:span text:style-name="T2">2 </text:span><text:span text:style-name="T42">Test </text:span>wysyła<text:span text:style-name="T109">nia</text:span> raport<text:span text:style-name="T109">u</text:span> <text:span text:style-name="T54">bez dodatkowych informacji</text:span></text:p>
      <text:p text:style-name="P14"/>
      <text:p text:style-name="P24">A. Wywołanie okna dialogowego</text:p>
      <text:p text:style-name="P24">B. Sprawdzenie zawartości katalogu ~/.obci/logs/crash_reports</text:p>
      <text:p text:style-name="P24">C. Weryfikacja zawartości raportu</text:p>
      <text:p text:style-name="P24">D. Naciśnięcie przycisku Send report</text:p>
      <text:p text:style-name="P24"><text:span text:style-name="T154">E</text:span>. Zamknięcie <text:span text:style-name="T155">Svarog-a, </text:span>obci gui <text:span text:style-name="T155">i</text:span> obci srv</text:p>
      <text:p text:style-name="P24"><text:span text:style-name="T154">F</text:span>. Sprawdzenie zawartości katalogu ~/.obci/logs/crash_reports</text:p>
      <text:p text:style-name="P26"><text:span text:style-name="T154">G</text:span>. Weryfikacja zawartości raportu w Sentry server</text:p>
      <text:p text:style-name="P26"/>
      <text:p text:style-name="P16"><text:bookmark text:name="3.3"/><text:span text:style-name="T3">3.</text:span><text:span text:style-name="T2">3</text:span> <text:span text:style-name="T109">Test</text:span> wysyła<text:span text:style-name="T109">nia</text:span> raport<text:span text:style-name="T109">u</text:span> z mail-em</text:p>
      <text:p text:style-name="P16"/>
      <text:p text:style-name="P24">A. Wywołanie okna dialogowego</text:p>
      <text:p text:style-name="P30">B. Wprowadzenie mail-a</text:p>
      <text:p text:style-name="P26"><text:span text:style-name="T154">C</text:span>. Naciśnięcie przycisku Send report</text:p>
      <text:p text:style-name="P24"><text:span text:style-name="T154">D</text:span>. Zamknięcie <text:span text:style-name="T155">Svarog-a, </text:span>obci gui <text:span text:style-name="T155">i</text:span> obci srv</text:p>
      <text:p text:style-name="P26"><text:span text:style-name="T154">E</text:span>. Weryfikacja zawartości raportu w Sentry server</text:p>
      <text:p text:style-name="P26"/>
      <text:p text:style-name="P16"><text:bookmark text:name="3.4"/><text:span text:style-name="T3">3.</text:span><text:span text:style-name="T2">4</text:span> <text:span text:style-name="T109">Test</text:span> wysyła<text:span text:style-name="T109">nia</text:span> raport<text:span text:style-name="T109">u</text:span> z mail-em i dodatkową informacją.</text:p>
      <text:p text:style-name="P7"/>
      <text:p text:style-name="P24">A. Wywołanie okna dialogowego</text:p>
      <text:p text:style-name="P30">B. Wprowadzenie mail-a i dodatkowych informacji</text:p>
      <text:p text:style-name="P24"><text:span text:style-name="T154">C</text:span>. Naciśnięcie przycisku Send report</text:p>
      <text:p text:style-name="P24"><text:span text:style-name="T154">D</text:span>. Weryfikacja zawartości raportu w Sentry server</text:p>
      <text:p text:style-name="P24"><text:span text:style-name="T154">E</text:span>. Zamknięcie <text:span text:style-name="T155">Svarog-a, </text:span>obci gui <text:span text:style-name="T155">i</text:span> obci srv</text:p>
      <text:p text:style-name="P27"><text:span text:style-name="T155">F</text:span>. Weryfikacja zawartości raportu w Sentry server</text:p>
      <text:p text:style-name="P27"/>
      <text:p text:style-name="P7"/>
      <text:p text:style-name="P200"><text:bookmark text:name="3.5"/><text:span text:style-name="T3">3.</text:span><text:span text:style-name="T9">5</text:span><text:span text:style-name="T67"> </text:span><text:span text:style-name="T42">Test</text:span><text:span text:style-name="T43"> wysyła</text:span><text:span text:style-name="T42">nia</text:span><text:span text:style-name="T43"> raport</text:span><text:span text:style-name="T42">u</text:span><text:span text:style-name="T43"> z </text:span><text:span text:style-name="T44">niepoprawnymi danymi od użytkownika</text:span><text:span text:style-name="T43">.</text:span></text:p>
      <text:p text:style-name="P26"/>
      <text:p text:style-name="P26">A. Wywołanie okna dialogowego</text:p>
      <text:p text:style-name="P30">B. Wprowadzenie niepoprawnych danych</text:p>
      <text:p text:style-name="P26"><text:span text:style-name="T154">C</text:span>. Naciśnięcie przycisku Send report</text:p>
      <text:p text:style-name="P26"><text:span text:style-name="T155">D</text:span>. Zamknięcie obci gui, obci srv i gui</text:p>
      <text:p text:style-name="P27"><text:span text:style-name="T155">E</text:span>. Weryfikacja zawartości raportu w Sentry server</text:p>
      <text:p text:style-name="P26"/>
      <text:p text:style-name="P7"><text:bookmark text:name="3.6"/><text:span text:style-name="T67">3.</text:span><text:span text:style-name="T68">6</text:span><text:span text:style-name="T61"> </text:span><text:span text:style-name="T63">Test</text:span><text:span text:style-name="T61"> wysyła</text:span><text:span text:style-name="T63">nia</text:span><text:span text:style-name="T61"> raport </text:span><text:span text:style-name="T63">przy </text:span><text:span text:style-name="T61">brak</text:span><text:span text:style-name="T63">u</text:span><text:span text:style-name="T61"> połączenia z internetem</text:span></text:p>
      <text:p text:style-name="P10"/>
      <text:p text:style-name="P24">A. Wywołanie okna dialogowego</text:p>
      <text:p text:style-name="P24">B. Naciśnięcie przycisku Send report</text:p>
      <text:p text:style-name="P24">C. Sprawdzenie zawartości katalogu ~/.obci/logs/crash_reports_to_send</text:p>
      <text:p text:style-name="P24">D. Zamknięcie <text:span text:style-name="T153">Svarog-a</text:span>, obci srv i <text:span text:style-name="T153">obci </text:span>gui</text:p>
      <text:p text:style-name="P24">E. Sprawdzenie zawartości katalogów ~/.obci/logs/crash_reports <text:span text:style-name="T153">i </text:span><text:s/>~/.obci/logs/crash_reports_to_send</text:p>
      <text:p text:style-name="P21"/>
      <text:p text:style-name="P16"><text:bookmark text:name="3.7"/><text:span text:style-name="T3">3.</text:span><text:span text:style-name="T9">7</text:span> <text:span text:style-name="T109">Test wysłania raportu po o</text:span>dzyskani<text:span text:style-name="T109">u</text:span> połączenia z internetem <text:span text:style-name="T109">przed ponownym uruchomieniem komputera.</text:span></text:p>
      <text:p text:style-name="P16"/>
      <text:p text:style-name="P24">A. Wywołanie okna dialogowego</text:p>
      <text:p text:style-name="P24">B. Naciśnięcie przycisku Send report</text:p>
      <text:p text:style-name="P28">C. Odzyskanie sprawności łącza internetowego</text:p>
      <text:p text:style-name="P24"><text:span text:style-name="T153">D</text:span>. Sprawdzenie zawartości katalogów ~/.obci/logs/crash_reports <text:span text:style-name="T155">i </text:span><text:s/>~/.obci/logs/crash_reports_to_send</text:p>
      <text:p text:style-name="P25"><text:span text:style-name="T153">E</text:span>. Zamknięcie <text:span text:style-name="T153">Svarog-a</text:span>, obci srv i <text:span text:style-name="T153">obci </text:span>gui</text:p>
      <text:p text:style-name="P25"><text:span text:style-name="T153">F.</text:span> Sprawdzenie zawartości katalogów ~/.obci/logs/crash_reports <text:span text:style-name="T155">i </text:span><text:s/>~/.obci/logs/crash_reports_to_send</text:p>
      <text:p text:style-name="P21">G. <text:span text:style-name="T152">Weryfikacja zawartości raportu w Sentry server</text:span></text:p>
      <text:p text:style-name="P21"/>
      <text:p text:style-name="P18"><text:bookmark text:name="3.8"/><text:span text:style-name="T2">3.</text:span><text:span text:style-name="T9">8</text:span> Test wysłania raportu po ponownym uruchomieniu komputera i odzyskaniu połączenia z internetem.</text:p>
      <text:p text:style-name="P3"/>
      <text:p text:style-name="P25">A. Wywołanie okna dialogowego</text:p>
      <text:p text:style-name="P25">B. Naciśnięcie przycisku Send report</text:p>
      <text:p text:style-name="P25"><text:span text:style-name="T153">C</text:span>. Zamknięcie <text:span text:style-name="T153">Svarog-a</text:span>, obci srv, <text:span text:style-name="T153">obci</text:span> gui <text:span text:style-name="T153">i wyłączenie komputera</text:span></text:p>
      <text:p text:style-name="P28">D. Ponowne włączenie komputera</text:p>
      <text:p text:style-name="P28">E. Odzyskanie sprawności łącza internetowego</text:p>
      <text:p text:style-name="P27"><text:span text:style-name="T153">F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25"><text:span text:style-name="T153">G</text:span>. Zamknięcie obci gui, obci srv i gui</text:p>
      <text:p text:style-name="P27"><text:span text:style-name="T153">H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22"><text:span text:style-name="T154">I</text:span>. <text:span text:style-name="T152">Weryfikacja zawartości raportu w Sentry server</text:span></text:p>
      <text:p text:style-name="P22"/>
      <text:p text:style-name="P212"/>
      <text:p text:style-name="P199"><text:bookmark text:name="3.9"/><text:span text:style-name="T3">3.</text:span><text:span text:style-name="T9">9</text:span> <text:span text:style-name="T109">Test wysłania raportu przy </text:span>odmow<text:span text:style-name="T109">ie</text:span> serwera Sentry</text:p>
      <text:p text:style-name="P16"/>
      <text:p text:style-name="P26">A. Wywołanie okna dialogowego</text:p>
      <text:p text:style-name="P30">B. Wywołanie odmowy server-a</text:p>
      <text:p text:style-name="P26">B. Naciśnięcie przycisku Send report</text:p>
      <text:p text:style-name="P27"><text:span text:style-name="T153">F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26"><text:span text:style-name="T153">G</text:span>. Zamknięcie obci gui, obci srv i gui</text:p>
      <text:p text:style-name="P27"><text:span text:style-name="T153">H</text:span>. <text:s/>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213"/>
      <text:p text:style-name="P16"><text:bookmark text:name="3.10"/><text:span text:style-name="T3">3.</text:span><text:span text:style-name="T9">10</text:span><text:span text:style-name="T2"> </text:span><text:span text:style-name="T42">Test wysłania raportu po u</text:span>zyskani<text:span text:style-name="T173">u</text:span> zgody serwera.</text:p>
      <text:p text:style-name="P3"/>
      <text:p text:style-name="P27">A. Wywołanie okna dialogowego</text:p>
      <text:p text:style-name="P31">B. Wywołanie odmowy server-a</text:p>
      <text:p text:style-name="P27">B. Naciśnięcie przycisku Send report</text:p>
      <text:p text:style-name="P29">E. <text:span text:style-name="T154">Wywołanie zgody server-a.</text:span></text:p>
      <text:p text:style-name="P27"><text:span text:style-name="T153">F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27"><text:span text:style-name="T153">G</text:span>. Zamknięcie obci gui, obci srv i gui</text:p>
      <text:p text:style-name="P27"><text:span text:style-name="T153">H</text:span>. <text:s/>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23"><text:span text:style-name="T154">I</text:span>. <text:span text:style-name="T152">Weryfikacja zawartości raportu w Sentry server</text:span></text:p>
      <text:p text:style-name="P212"/>
      <text:p text:style-name="P16"><text:bookmark text:name="3.11"/><text:span text:style-name="T3">3.</text:span><text:span text:style-name="T2">1</text:span><text:span text:style-name="T9">1</text:span> <text:span text:style-name="T109">Test wysłania raportu z wystąpienia błędu </text:span>pod koniec realizacji długiego eksperymentu.</text:p>
      <text:p text:style-name="P27"/>
      <text:p text:style-name="P27">A. <text:span text:style-name="T155">Przeniesienie raportu z długiego eksperymentu do katalogu ~/.obci/crash_reports</text:span></text:p>
      <text:p text:style-name="P32">B. Uruchomienie obci srv</text:p>
      <text:p text:style-name="P31"><text:span text:style-name="T155">C</text:span>. Wprowadzenie mail-a i dodatkowych informacji</text:p>
      <text:p text:style-name="P27"><text:span text:style-name="T155">D</text:span>. Naciśnięcie przycisku Send report</text:p>
      <text:p text:style-name="P27"><text:span text:style-name="T155">E</text:span>. Weryfikacja zawartości raportu w Sentry server</text:p>
      <text:p text:style-name="P27"><text:span text:style-name="T155">F</text:span>. Zamknięcie <text:span text:style-name="T155">Svarog-a, </text:span>obci gui <text:span text:style-name="T155">i</text:span> obci srv</text:p>
      <text:p text:style-name="P27"><text:span text:style-name="T155">G.</text:span> Weryfikacja zawartości raportu w Sentry server</text:p>
      <text:p text:style-name="P3"/>
      <text:p text:style-name="P4"><text:bookmark text:name="3.12"/><text:span text:style-name="T30">3.</text:span><text:span text:style-name="T29">1</text:span><text:span text:style-name="T31">2</text:span><text:span text:style-name="T32"> Test przeniesienia raportu do crash_reports_send_fail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12H20M22S</meta:editing-duration>
    <meta:editing-cycles>47</meta:editing-cycles>
    <dc:date>2016-12-15T20:00:24.715595372</dc:date>
    <meta:document-statistic meta:table-count="0" meta:image-count="0" meta:object-count="0" meta:page-count="14" meta:paragraph-count="394" meta:word-count="3458" meta:character-count="26792" meta:non-whitespace-character-count="23685"/>
  </office:meta>
</office:document-meta>
</file>